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7.361cm"/>
    </style:style>
    <style:style style:name="co5" style:family="table-column">
      <style:table-column-properties fo:break-before="auto" style:column-width="7.442cm"/>
    </style:style>
    <style:style style:name="co6" style:family="table-column">
      <style:table-column-properties fo:break-before="auto" style:column-width="3.47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6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office:value-type="string">
            <text:p>MELTING 5.0.2 Tests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DNA single mismatch</text:p>
          </table:table-cell>
          <table:table-cell table:number-columns-repeated="11"/>
        </table:table-row>
        <table:table-row table:style-name="ro1">
          <table:table-cell table:number-columns-repeated="13"/>
          <table:table-cell>
            <draw:frame table:end-cell-address="'Melting 5'.T21" table:end-x="1.453cm" table:end-y="0.349cm" draw:z-index="0" draw:style-name="gr1" svg:width="13.229cm" svg:height="8.841cm" svg:x="1.773cm" svg:y="0.052cm">
              <draw:object draw:notify-on-update-of-ranges="'Melting 5'.C5:'Melting 5'.C5 'Melting 5'.C6:'Melting 5'.C58 'Melting 5'.B6:'Melting 5'.B58 'Melting 5'.D5:'Melting 5'.D5 'Melting 5'.D6:'Melting 5'.D58 'Melting 5'.B6:'Melting 5'.B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office:value-type="string">
            <text:p><text:s/>TmExp </text:p>
          </table:table-cell>
          <table:table-cell table:number-columns-repeated="2"/>
          <table:table-cell office:value-type="string">
            <text:p>error percentage (ABS(Texp – Tcomp)/Texp)</text:p>
          </table:table-cell>
          <table:table-cell office:value-type="string">
            <text:p><text:s/>allsanpey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sanpey 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4.37">
            <text:p>24.37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7]-[.B7])*100/[.B7])" office:value-type="float" office:value="5.4978354978355">
            <text:p>5.5</text:p>
          </table:table-cell>
          <table:table-cell table:number-columns-repeated="2"/>
          <table:table-cell table:formula="oooc:=ABS([.C7]-[.B7])" office:value-type="float" office:value="1.27">
            <text:p>1.27</text:p>
          </table:table-cell>
          <table:table-cell table:number-columns-repeated="6"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1.05">
            <text:p>51.05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8]-[.B8])*100/[.B8])" office:value-type="float" office:value="1.82692307692308">
            <text:p>1.83</text:p>
          </table:table-cell>
          <table:table-cell table:number-columns-repeated="2"/>
          <table:table-cell table:formula="oooc:=ABS([.C8]-[.B8])" office:value-type="float" office:value="0.950000000000003">
            <text:p>0.95</text:p>
          </table:table-cell>
          <table:table-cell table:number-columns-repeated="6"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4.94">
            <text:p>44.94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9]-[.B9])*100/[.B9])" office:value-type="float" office:value="4.78813559322035">
            <text:p>4.79</text:p>
          </table:table-cell>
          <table:table-cell table:number-columns-repeated="2"/>
          <table:table-cell table:formula="oooc:=ABS([.C9]-[.B9])" office:value-type="float" office:value="2.26000000000001">
            <text:p>2.26</text:p>
          </table:table-cell>
          <table:table-cell table:number-columns-repeated="6"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14.02">
            <text:p>14.02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10]-[.B10])*100/[.B10])" office:value-type="float" office:value="5.90604026845638">
            <text:p>5.91</text:p>
          </table:table-cell>
          <table:table-cell table:number-columns-repeated="2"/>
          <table:table-cell table:formula="oooc:=ABS([.C10]-[.B10])" office:value-type="float" office:value="0.880000000000001">
            <text:p>0.88</text:p>
          </table:table-cell>
          <table:table-cell table:number-columns-repeated="6"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23">
            <text:p>47.23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11]-[.B11])*100/[.B11])" office:value-type="float" office:value="0.358649789029539">
            <text:p>0.36</text:p>
          </table:table-cell>
          <table:table-cell table:number-columns-repeated="2"/>
          <table:table-cell table:formula="oooc:=ABS([.C11]-[.B11]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54">
            <text:p>46.54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2]-[.B12])*100/[.B12])" office:value-type="float" office:value="5.77272727272727">
            <text:p>5.77</text:p>
          </table:table-cell>
          <table:table-cell table:number-columns-repeated="2"/>
          <table:table-cell table:formula="oooc:=ABS([.C12]-[.B12])" office:value-type="float" office:value="2.54">
            <text:p>2.54</text:p>
          </table:table-cell>
          <table:table-cell table:number-columns-repeated="6"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29">
            <text:p>52.29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3]-[.B13])*100/[.B13])" office:value-type="float" office:value="1.92982456140351">
            <text:p>1.93</text:p>
          </table:table-cell>
          <table:table-cell table:number-columns-repeated="2"/>
          <table:table-cell table:formula="oooc:=ABS([.C13]-[.B13])" office:value-type="float" office:value="0.990000000000002">
            <text:p>0.99</text:p>
          </table:table-cell>
          <table:table-cell table:number-columns-repeated="6"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4.79">
            <text:p>44.79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4]-[.B14])*100/[.B14])" office:value-type="float" office:value="4.08993576017131">
            <text:p>4.09</text:p>
          </table:table-cell>
          <table:table-cell table:number-columns-repeated="2"/>
          <table:table-cell table:formula="oooc:=ABS([.C14]-[.B14])"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49.73">
            <text:p>49.73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5]-[.B15])*100/[.B15])" office:value-type="float" office:value="2.10629921259843">
            <text:p>2.11</text:p>
          </table:table-cell>
          <table:table-cell table:number-columns-repeated="2"/>
          <table:table-cell table:formula="oooc:=ABS([.C15]-[.B15])" office:value-type="float" office:value="1.07">
            <text:p>1.07</text:p>
          </table:table-cell>
          <table:table-cell table:number-columns-repeated="6"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4.24">
            <text:p>44.24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6]-[.B16])*100/[.B16])" office:value-type="float" office:value="6.27118644067797">
            <text:p>6.27</text:p>
          </table:table-cell>
          <table:table-cell table:number-columns-repeated="2"/>
          <table:table-cell table:formula="oooc:=ABS([.C16]-[.B16])" office:value-type="float" office:value="2.96">
            <text:p>2.96</text:p>
          </table:table-cell>
          <table:table-cell table:number-columns-repeated="6"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1.97">
            <text:p>51.97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7]-[.B17])*100/[.B17])" office:value-type="float" office:value="3.52589641434262">
            <text:p>3.53</text:p>
          </table:table-cell>
          <table:table-cell table:number-columns-repeated="2"/>
          <table:table-cell table:formula="oooc:=ABS([.C17]-[.B17])" office:value-type="float" office:value="1.77">
            <text:p>1.77</text:p>
          </table:table-cell>
          <table:table-cell table:number-columns-repeated="6"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49.28">
            <text:p>49.28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8]-[.B18])*100/[.B18])" office:value-type="float" office:value="0.571428571428574">
            <text:p>0.57</text:p>
          </table:table-cell>
          <table:table-cell table:number-columns-repeated="2"/>
          <table:table-cell table:formula="oooc:=ABS([.C18]-[.B18])" office:value-type="float" office:value="0.280000000000001">
            <text:p>0.28</text:p>
          </table:table-cell>
          <table:table-cell table:number-columns-repeated="6"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4.88">
            <text:p>14.88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9]-[.B19])*100/[.B19])" office:value-type="float" office:value="27.4146341463415">
            <text:p>27.41</text:p>
          </table:table-cell>
          <table:table-cell table:number-columns-repeated="2"/>
          <table:table-cell table:formula="oooc:=ABS([.C19]-[.B19])" office:value-type="float" office:value="5.62">
            <text:p>5.62</text:p>
          </table:table-cell>
          <table:table-cell table:number-columns-repeated="6"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8.69">
            <text:p>28.69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20]-[.B20])*100/[.B20])" office:value-type="float" office:value="0.314685314685314">
            <text:p>0.31</text:p>
          </table:table-cell>
          <table:table-cell table:number-columns-repeated="2"/>
          <table:table-cell table:formula="oooc:=ABS([.C20]-[.B20])" office:value-type="float" office:value="0.0899999999999999">
            <text:p>0.09</text:p>
          </table:table-cell>
          <table:table-cell table:number-columns-repeated="6"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.18">
            <text:p>48.1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21]-[.B21])*100/[.B21])" office:value-type="float" office:value="1.00628930817609">
            <text:p>1.01</text:p>
          </table:table-cell>
          <table:table-cell table:number-columns-repeated="2"/>
          <table:table-cell table:formula="oooc:=ABS([.C21]-[.B21])" office:value-type="float" office:value="0.479999999999997">
            <text:p>0.48</text:p>
          </table:table-cell>
          <table:table-cell table:number-columns-repeated="6"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3.76">
            <text:p>43.76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2]-[.B22])*100/[.B22])" office:value-type="float" office:value="1.76744186046511">
            <text:p>1.77</text:p>
          </table:table-cell>
          <table:table-cell table:number-columns-repeated="2"/>
          <table:table-cell table:formula="oooc:=ABS([.C22]-[.B22])" office:value-type="float" office:value="0.759999999999998">
            <text:p>0.76</text:p>
          </table:table-cell>
          <table:table-cell table:number-columns-repeated="6"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1.71">
            <text:p>51.71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3]-[.B23])*100/[.B23])" office:value-type="float" office:value="3.16479400749063">
            <text:p>3.16</text:p>
          </table:table-cell>
          <table:table-cell table:number-columns-repeated="2"/>
          <table:table-cell table:formula="oooc:=ABS([.C23]-[.B23])" office:value-type="float" office:value="1.69">
            <text:p>1.69</text:p>
          </table:table-cell>
          <table:table-cell table:number-columns-repeated="6"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3.39">
            <text:p>43.39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4]-[.B24])*100/[.B24])" office:value-type="float" office:value="3.36302895322939">
            <text:p>3.36</text:p>
          </table:table-cell>
          <table:table-cell table:number-columns-repeated="2"/>
          <table:table-cell table:formula="oooc:=ABS([.C24]-[.B24])"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1.98">
            <text:p>51.98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5]-[.B25])*100/[.B25])" office:value-type="float" office:value="1.32553606237817">
            <text:p>1.33</text:p>
          </table:table-cell>
          <table:table-cell table:number-columns-repeated="2"/>
          <table:table-cell table:formula="oooc:=ABS([.C25]-[.B25])" office:value-type="float" office:value="0.68">
            <text:p>0.68</text:p>
          </table:table-cell>
          <table:table-cell table:number-columns-repeated="6"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47">
            <text:p>46.47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6]-[.B26])*100/[.B26])" office:value-type="float" office:value="10.6428571428571">
            <text:p>10.64</text:p>
          </table:table-cell>
          <table:table-cell table:number-columns-repeated="2"/>
          <table:table-cell table:formula="oooc:=ABS([.C26]-[.B26])" office:value-type="float" office:value="4.47">
            <text:p>4.47</text:p>
          </table:table-cell>
          <table:table-cell table:number-columns-repeated="6"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66">
            <text:p>61.66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7]-[.B27])*100/[.B27])" office:value-type="float" office:value="2.76666666666666">
            <text:p>2.77</text:p>
          </table:table-cell>
          <table:table-cell table:number-columns-repeated="2"/>
          <table:table-cell table:formula="oooc:=ABS([.C27]-[.B27])"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31">
            <text:p>51.31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8]-[.B28])*100/[.B28])" office:value-type="float" office:value="6.89583333333334">
            <text:p>6.9</text:p>
          </table:table-cell>
          <table:table-cell table:number-columns-repeated="2"/>
          <table:table-cell table:formula="oooc:=ABS([.C28]-[.B28])" office:value-type="float" office:value="3.31">
            <text:p>3.31</text:p>
          </table:table-cell>
          <table:table-cell table:number-columns-repeated="6"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37">
            <text:p>42.37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9]-[.B29])*100/[.B29])" office:value-type="float" office:value="0.880952380952375">
            <text:p>0.88</text:p>
          </table:table-cell>
          <table:table-cell table:number-columns-repeated="2"/>
          <table:table-cell table:formula="oooc:=ABS([.C29]-[.B29])" office:value-type="float" office:value="0.369999999999997">
            <text:p>0.37</text:p>
          </table:table-cell>
          <table:table-cell table:number-columns-repeated="6"/>
        </table:table-row>
        <table:table-row table:style-name="ro1">
          <table:table-cell office:value-type="string">
            <text:p>CCATCGCTACC/GGTAGAGATGG</text:p>
          </table:table-cell>
          <table:table-cell office:value-type="float" office:value="53.7">
            <text:p>53.7</text:p>
          </table:table-cell>
          <table:table-cell office:value-type="float" office:value="52.44">
            <text:p>52.44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30]-[.B30])*100/[.B30])" office:value-type="float" office:value="2.34636871508381">
            <text:p>2.35</text:p>
          </table:table-cell>
          <table:table-cell table:number-columns-repeated="2"/>
          <table:table-cell table:formula="oooc:=ABS([.C30]-[.B30])" office:value-type="float" office:value="1.26000000000001">
            <text:p>1.26</text:p>
          </table:table-cell>
          <table:table-cell table:number-columns-repeated="6"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1.17">
            <text:p>31.17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31]-[.B31])*100/[.B31])" office:value-type="float" office:value="22.4626865671642">
            <text:p>22.46</text:p>
          </table:table-cell>
          <table:table-cell table:number-columns-repeated="2"/>
          <table:table-cell table:formula="oooc:=ABS([.C31]-[.B31])" office:value-type="float" office:value="9.03">
            <text:p>9.03</text:p>
          </table:table-cell>
          <table:table-cell table:number-columns-repeated="6"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37">
            <text:p>42.37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2]-[.B32])*100/[.B32])" office:value-type="float" office:value="0.539906103286394">
            <text:p>0.54</text:p>
          </table:table-cell>
          <table:table-cell table:number-columns-repeated="2"/>
          <table:table-cell table:formula="oooc:=ABS([.C32]-[.B32])" office:value-type="float" office:value="0.230000000000004">
            <text:p>0.23</text:p>
          </table:table-cell>
          <table:table-cell table:number-columns-repeated="6"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51">
            <text:p>53.51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3]-[.B33])*100/[.B33])" office:value-type="float" office:value="0.582706766917284">
            <text:p>0.58</text:p>
          </table:table-cell>
          <table:table-cell table:number-columns-repeated="2"/>
          <table:table-cell table:formula="oooc:=ABS([.C33]-[.B33])" office:value-type="float" office:value="0.309999999999995">
            <text:p>0.31</text:p>
          </table:table-cell>
          <table:table-cell table:number-columns-repeated="6"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29">
            <text:p>63.29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4]-[.B34])*100/[.B34])" office:value-type="float" office:value="7.0896785109983">
            <text:p>7.09</text:p>
          </table:table-cell>
          <table:table-cell table:number-columns-repeated="2"/>
          <table:table-cell table:formula="oooc:=ABS([.C34]-[.B34])" office:value-type="float" office:value="4.19">
            <text:p>4.19</text:p>
          </table:table-cell>
          <table:table-cell table:number-columns-repeated="6"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1.57">
            <text:p>21.57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5]-[.B35])*100/[.B35])" office:value-type="float" office:value="1.26760563380281">
            <text:p>1.27</text:p>
          </table:table-cell>
          <table:table-cell table:number-columns-repeated="2"/>
          <table:table-cell table:formula="oooc:=ABS([.C35]-[.B35])" office:value-type="float" office:value="0.27">
            <text:p>0.27</text:p>
          </table:table-cell>
          <table:table-cell table:number-columns-repeated="6"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3.97">
            <text:p>53.97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6]-[.B36])*100/[.B36])" office:value-type="float" office:value="3.4525939177102">
            <text:p>3.45</text:p>
          </table:table-cell>
          <table:table-cell table:number-columns-repeated="2"/>
          <table:table-cell table:formula="oooc:=ABS([.C36]-[.B36])" office:value-type="float" office:value="1.93">
            <text:p>1.93</text:p>
          </table:table-cell>
          <table:table-cell table:number-columns-repeated="6"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2.62">
            <text:p>22.62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7]-[.B37])*100/[.B37])" office:value-type="float" office:value="4.15254237288136">
            <text:p>4.15</text:p>
          </table:table-cell>
          <table:table-cell table:number-columns-repeated="2"/>
          <table:table-cell table:formula="oooc:=ABS([.C37]-[.B37])" office:value-type="float" office:value="0.98">
            <text:p>0.98</text:p>
          </table:table-cell>
          <table:table-cell table:number-columns-repeated="6"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94">
            <text:p>29.94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8]-[.B38])*100/[.B38])" office:value-type="float" office:value="1.18811881188119">
            <text:p>1.19</text:p>
          </table:table-cell>
          <table:table-cell table:number-columns-repeated="2"/>
          <table:table-cell table:formula="oooc:=ABS([.C38]-[.B38])" office:value-type="float" office:value="0.359999999999999">
            <text:p>0.36</text:p>
          </table:table-cell>
          <table:table-cell table:number-columns-repeated="6"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68">
            <text:p>49.68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9]-[.B39])*100/[.B39])" office:value-type="float" office:value="5.70212765957447">
            <text:p>5.7</text:p>
          </table:table-cell>
          <table:table-cell table:number-columns-repeated="2"/>
          <table:table-cell table:formula="oooc:=ABS([.C39]-[.B39])" office:value-type="float" office:value="2.68">
            <text:p>2.68</text:p>
          </table:table-cell>
          <table:table-cell table:number-columns-repeated="6"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6.07">
            <text:p>46.07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40]-[.B40])*100/[.B40])" office:value-type="float" office:value="0.496760259179259">
            <text:p>0.5</text:p>
          </table:table-cell>
          <table:table-cell table:number-columns-repeated="2"/>
          <table:table-cell table:formula="oooc:=ABS([.C40]-[.B40])" office:value-type="float" office:value="0.229999999999997">
            <text:p>0.23</text:p>
          </table:table-cell>
          <table:table-cell table:number-columns-repeated="6"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1.42">
            <text:p>21.42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41]-[.B41])*100/[.B41])" office:value-type="float" office:value="3.5135135135135">
            <text:p>3.51</text:p>
          </table:table-cell>
          <table:table-cell table:number-columns-repeated="2"/>
          <table:table-cell table:formula="oooc:=ABS([.C41]-[.B41])" office:value-type="float" office:value="0.779999999999998">
            <text:p>0.78</text:p>
          </table:table-cell>
          <table:table-cell table:number-columns-repeated="6"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4.94">
            <text:p>44.94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2]-[.B42])*100/[.B42])" office:value-type="float" office:value="4.5859872611465">
            <text:p>4.59</text:p>
          </table:table-cell>
          <table:table-cell table:number-columns-repeated="2"/>
          <table:table-cell table:formula="oooc:=ABS([.C42]-[.B42])" office:value-type="float" office:value="2.16">
            <text:p>2.16</text:p>
          </table:table-cell>
          <table:table-cell table:number-columns-repeated="6"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50.07">
            <text:p>50.07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3]-[.B43])*100/[.B43])" office:value-type="float" office:value="5.85623678646935">
            <text:p>5.86</text:p>
          </table:table-cell>
          <table:table-cell table:number-columns-repeated="2"/>
          <table:table-cell table:formula="oooc:=ABS([.C43]-[.B43])" office:value-type="float" office:value="2.77">
            <text:p>2.77</text:p>
          </table:table-cell>
          <table:table-cell table:number-columns-repeated="6"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23">
            <text:p>47.23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4]-[.B44])*100/[.B44])" office:value-type="float" office:value="2.81893004115227">
            <text:p>2.82</text:p>
          </table:table-cell>
          <table:table-cell table:number-columns-repeated="2"/>
          <table:table-cell table:formula="oooc:=ABS([.C44]-[.B44])" office:value-type="float" office:value="1.37">
            <text:p>1.37</text:p>
          </table:table-cell>
          <table:table-cell table:number-columns-repeated="6"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5.15">
            <text:p>45.15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5]-[.B45])*100/[.B45])" office:value-type="float" office:value="4.14012738853504">
            <text:p>4.14</text:p>
          </table:table-cell>
          <table:table-cell table:number-columns-repeated="2"/>
          <table:table-cell table:formula="oooc:=ABS([.C45]-[.B45])" office:value-type="float" office:value="1.95">
            <text:p>1.95</text:p>
          </table:table-cell>
          <table:table-cell table:number-columns-repeated="6"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1.77">
            <text:p>51.77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6]-[.B46])*100/[.B46])" office:value-type="float" office:value="8.53249475890985">
            <text:p>8.53</text:p>
          </table:table-cell>
          <table:table-cell table:number-columns-repeated="2"/>
          <table:table-cell table:formula="oooc:=ABS([.C46]-[.B46])" office:value-type="float" office:value="4.07">
            <text:p>4.07</text:p>
          </table:table-cell>
          <table:table-cell table:number-columns-repeated="6"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3.7">
            <text:p>23.7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7]-[.B47])*100/[.B47])" office:value-type="float" office:value="56.672760511883">
            <text:p>56.67</text:p>
          </table:table-cell>
          <table:table-cell table:number-columns-repeated="2"/>
          <table:table-cell table:formula="oooc:=ABS([.C47]-[.B47])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0.13">
            <text:p>50.13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8]-[.B48])*100/[.B48])" office:value-type="float" office:value="1.06854838709678">
            <text:p>1.07</text:p>
          </table:table-cell>
          <table:table-cell table:number-columns-repeated="2"/>
          <table:table-cell table:formula="oooc:=ABS([.C48]-[.B48])" office:value-type="float" office:value="0.530000000000001">
            <text:p>0.53</text:p>
          </table:table-cell>
          <table:table-cell table:number-columns-repeated="6"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1.48">
            <text:p>41.48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9]-[.B49])*100/[.B49])" office:value-type="float" office:value="4.42396313364056">
            <text:p>4.42</text:p>
          </table:table-cell>
          <table:table-cell table:number-columns-repeated="2"/>
          <table:table-cell table:formula="oooc:=ABS([.C49]-[.B49])" office:value-type="float" office:value="1.92">
            <text:p>1.92</text:p>
          </table:table-cell>
          <table:table-cell table:number-columns-repeated="6"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7.61">
            <text:p>47.61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50]-[.B50])*100/[.B50])" office:value-type="float" office:value="1.83505154639175">
            <text:p>1.84</text:p>
          </table:table-cell>
          <table:table-cell table:number-columns-repeated="2"/>
          <table:table-cell table:formula="oooc:=ABS([.C50]-[.B50])" office:value-type="float" office:value="0.890000000000001">
            <text:p>0.89</text:p>
          </table:table-cell>
          <table:table-cell table:number-columns-repeated="6"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4.06">
            <text:p>54.06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51]-[.B51])*100/[.B51])" office:value-type="float" office:value="3.5632183908046">
            <text:p>3.56</text:p>
          </table:table-cell>
          <table:table-cell table:number-columns-repeated="2"/>
          <table:table-cell table:formula="oooc:=ABS([.C51]-[.B51])"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85">
            <text:p>51.85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2]-[.B52])*100/[.B52])" office:value-type="float" office:value="1.23809523809524">
            <text:p>1.24</text:p>
          </table:table-cell>
          <table:table-cell table:number-columns-repeated="2"/>
          <table:table-cell table:formula="oooc:=ABS([.C52]-[.B52])" office:value-type="float" office:value="0.649999999999999">
            <text:p>0.65</text:p>
          </table:table-cell>
          <table:table-cell table:number-columns-repeated="6"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6.2">
            <text:p>26.2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3]-[.B53])*100/[.B53])" office:value-type="float" office:value="9.6234309623431">
            <text:p>9.62</text:p>
          </table:table-cell>
          <table:table-cell table:number-columns-repeated="2"/>
          <table:table-cell table:formula="oooc:=ABS([.C53]-[.B53])" office:value-type="float" office:value="2.3">
            <text:p>2.3</text:p>
          </table:table-cell>
          <table:table-cell table:number-columns-repeated="6"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75">
            <text:p>38.75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4]-[.B54])*100/[.B54])" office:value-type="float" office:value="7.51789976133651">
            <text:p>7.52</text:p>
          </table:table-cell>
          <table:table-cell table:number-columns-repeated="2"/>
          <table:table-cell table:formula="oooc:=ABS([.C54]-[.B54])" office:value-type="float" office:value="3.15">
            <text:p>3.15</text:p>
          </table:table-cell>
          <table:table-cell table:number-columns-repeated="6"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85">
            <text:p>51.8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5]-[.B55])*100/[.B55])" office:value-type="float" office:value="3.7">
            <text:p>3.7</text:p>
          </table:table-cell>
          <table:table-cell table:number-columns-repeated="2"/>
          <table:table-cell table:formula="oooc:=ABS([.C55]-[.B55])"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31">
            <text:p>52.31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6]-[.B56])*100/[.B56])" office:value-type="float" office:value="2.5686274509804">
            <text:p>2.57</text:p>
          </table:table-cell>
          <table:table-cell table:number-columns-repeated="2"/>
          <table:table-cell table:formula="oooc:=ABS([.C56]-[.B56])" office:value-type="float" office:value="1.31">
            <text:p>1.31</text:p>
          </table:table-cell>
          <table:table-cell table:number-columns-repeated="6"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75">
            <text:p>38.75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7]-[.B57])*100/[.B57])" office:value-type="float" office:value="9.67365967365967">
            <text:p>9.67</text:p>
          </table:table-cell>
          <table:table-cell table:number-columns-repeated="2"/>
          <table:table-cell table:formula="oooc:=ABS([.C57]-[.B57])" office:value-type="float" office:value="4.15">
            <text:p>4.15</text:p>
          </table:table-cell>
          <table:table-cell table:number-columns-repeated="6"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5.19">
            <text:p>45.19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8]-[.B58])*100/[.B58])" office:value-type="float" office:value="5.06302521008404">
            <text:p>5.06</text:p>
          </table:table-cell>
          <table:table-cell table:number-columns-repeated="2"/>
          <table:table-cell table:formula="oooc:=ABS([.C58]-[.B58])" office:value-type="float" office:value="2.41">
            <text:p>2.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7:.H58])" office:value-type="float" office:value="5.53585128788292">
            <text:p>5.54</text:p>
          </table:table-cell>
          <table:table-cell/>
          <table:table-cell office:value-type="string">
            <text:p>average</text:p>
          </table:table-cell>
          <table:table-cell table:formula="oooc:=AVERAGE([.K7:.K58])" office:value-type="float" office:value="2.39">
            <text:p>2.3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RNA single mismatch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U80" table:end-x="0.434cm" table:end-y="0.486cm" draw:z-index="1" draw:style-name="gr1" svg:width="14.163cm" svg:height="8.84cm" svg:x="2.078cm" svg:y="0.19cm">
              <draw:object draw:notify-on-update-of-ranges="'Melting 5'.C63:'Melting 5'.C63 'Melting 5'.C64:'Melting 5'.C96 'Melting 5'.B64:'Melting 5'.B96 'Melting 5'.D63:'Melting 5'.D63 'Melting 5'.D64:'Melting 5'.D96 'Melting 5'.B64:'Melting 5'.B96 'Melting 5'.E63:'Melting 5'.E63 'Melting 5'.E64:'Melting 5'.E96 'Melting 5'.B64:'Melting 5'.B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error percentage (ABS(Texp – Tcomp)/Texp)</text:p>
          </table:table-cell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office:value-type="string">
            <text:p>error degree difference (ABS(Texp – Tcomp))</text:p>
          </table:table-cell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table:number-columns-repeated="5"/>
        </table:table-row>
        <table:table-row table:style-name="ro1">
          <table:table-cell office:value-type="string">
            <text:p>GCAUACG/CGUUUGC</text:p>
          </table:table-cell>
          <table:table-cell office:value-type="float" office:value="24.9">
            <text:p>24.9</text:p>
          </table:table-cell>
          <table:table-cell office:value-type="float" office:value="23.95">
            <text:p>23.95</text:p>
          </table:table-cell>
          <table:table-cell office:value-type="float" office:value="24.87">
            <text:p>24.87</text:p>
          </table:table-cell>
          <table:table-cell office:value-type="float" office:value="24.9">
            <text:p>24.9</text:p>
          </table:table-cell>
          <table:table-cell table:number-columns-repeated="2"/>
          <table:table-cell table:formula="oooc:=ABS(([.C65]-[.B65])*100/[.B65])" office:value-type="float" office:value="3.8152610441767">
            <text:p>3.82</text:p>
          </table:table-cell>
          <table:table-cell table:formula="oooc:=ABS(([.D65]-[.B65])*100/[.B65])" office:value-type="float" office:value="0.120481927710834">
            <text:p>0.12</text:p>
          </table:table-cell>
          <table:table-cell/>
          <table:table-cell table:formula="oooc:=ABS([.C65]-[.B65])" office:value-type="float" office:value="0.949999999999999">
            <text:p>0.95</text:p>
          </table:table-cell>
          <table:table-cell table:formula="oooc:=ABS([.D65]-[.B65])" office:value-type="float" office:value="0.0299999999999976">
            <text:p>0.03</text:p>
          </table:table-cell>
          <table:table-cell table:number-columns-repeated="5"/>
        </table:table-row>
        <table:table-row table:style-name="ro1">
          <table:table-cell office:value-type="string">
            <text:p>CAGUAGGUC/GUCGGCCAG</text:p>
          </table:table-cell>
          <table:table-cell office:value-type="float" office:value="48.7">
            <text:p>48.7</text:p>
          </table:table-cell>
          <table:table-cell office:value-type="float" office:value="53.26">
            <text:p>53.26</text:p>
          </table:table-cell>
          <table:table-cell office:value-type="float" office:value="49.24">
            <text:p>49.24</text:p>
          </table:table-cell>
          <table:table-cell office:value-type="float" office:value="48.7">
            <text:p>48.7</text:p>
          </table:table-cell>
          <table:table-cell table:number-columns-repeated="2"/>
          <table:table-cell table:formula="oooc:=ABS(([.C66]-[.B66])*100/[.B66])" office:value-type="float" office:value="9.36344969199178">
            <text:p>9.36</text:p>
          </table:table-cell>
          <table:table-cell table:formula="oooc:=ABS(([.D66]-[.B66])*100/[.B66])" office:value-type="float" office:value="1.1088295687885">
            <text:p>1.11</text:p>
          </table:table-cell>
          <table:table-cell/>
          <table:table-cell table:formula="oooc:=ABS([.C66]-[.B66])" office:value-type="float" office:value="4.56">
            <text:p>4.56</text:p>
          </table:table-cell>
          <table:table-cell table:formula="oooc:=ABS([.D66]-[.B66])" office:value-type="float" office:value="0.539999999999999">
            <text:p>0.54</text:p>
          </table:table-cell>
          <table:table-cell table:number-columns-repeated="5"/>
        </table:table-row>
        <table:table-row table:style-name="ro1">
          <table:table-cell office:value-type="string">
            <text:p>CGCUCGC/GCGUGCG</text:p>
          </table:table-cell>
          <table:table-cell office:value-type="float" office:value="43.9">
            <text:p>43.9</text:p>
          </table:table-cell>
          <table:table-cell office:value-type="float" office:value="43.82">
            <text:p>43.82</text:p>
          </table:table-cell>
          <table:table-cell office:value-type="float" office:value="39.67">
            <text:p>39.67</text:p>
          </table:table-cell>
          <table:table-cell office:value-type="float" office:value="43.9">
            <text:p>43.9</text:p>
          </table:table-cell>
          <table:table-cell table:number-columns-repeated="2"/>
          <table:table-cell table:formula="oooc:=ABS(([.C67]-[.B67])*100/[.B67])" office:value-type="float" office:value="0.182232346241454">
            <text:p>0.18</text:p>
          </table:table-cell>
          <table:table-cell table:formula="oooc:=ABS(([.D67]-[.B67])*100/[.B67])" office:value-type="float" office:value="9.63553530751708">
            <text:p>9.64</text:p>
          </table:table-cell>
          <table:table-cell/>
          <table:table-cell table:formula="oooc:=ABS([.C67]-[.B67])" office:value-type="float" office:value="0.0799999999999983">
            <text:p>0.08</text:p>
          </table:table-cell>
          <table:table-cell table:formula="oooc:=ABS([.D67]-[.B67])" office:value-type="float" office:value="4.23">
            <text:p>4.23</text:p>
          </table:table-cell>
          <table:table-cell table:number-columns-repeated="5"/>
        </table:table-row>
        <table:table-row table:style-name="ro1">
          <table:table-cell office:value-type="string">
            <text:p>GAGUGGAG/CUCUUCUC</text:p>
          </table:table-cell>
          <table:table-cell office:value-type="float" office:value="35.8">
            <text:p>35.8</text:p>
          </table:table-cell>
          <table:table-cell office:value-type="float" office:value="40.26">
            <text:p>40.26</text:p>
          </table:table-cell>
          <table:table-cell office:value-type="float" office:value="35.06">
            <text:p>35.06</text:p>
          </table:table-cell>
          <table:table-cell office:value-type="float" office:value="35.8">
            <text:p>35.8</text:p>
          </table:table-cell>
          <table:table-cell table:number-columns-repeated="2"/>
          <table:table-cell table:formula="oooc:=ABS(([.C68]-[.B68])*100/[.B68])" office:value-type="float" office:value="12.4581005586592">
            <text:p>12.46</text:p>
          </table:table-cell>
          <table:table-cell table:formula="oooc:=ABS(([.D68]-[.B68])*100/[.B68])" office:value-type="float" office:value="2.06703910614524">
            <text:p>2.07</text:p>
          </table:table-cell>
          <table:table-cell/>
          <table:table-cell table:formula="oooc:=ABS([.C68]-[.B68])" office:value-type="float" office:value="4.46">
            <text:p>4.46</text:p>
          </table:table-cell>
          <table:table-cell table:formula="oooc:=ABS([.D68]-[.B68])" office:value-type="float" office:value="0.739999999999995">
            <text:p>0.74</text:p>
          </table:table-cell>
          <table:table-cell table:number-columns-repeated="5"/>
        </table:table-row>
        <table:table-row table:style-name="ro1">
          <table:table-cell office:value-type="string">
            <text:p>GACAGGCUG/CUGUGCGAC</text:p>
          </table:table-cell>
          <table:table-cell office:value-type="float" office:value="51.2">
            <text:p>51.2</text:p>
          </table:table-cell>
          <table:table-cell office:value-type="float" office:value="54.4">
            <text:p>54.4</text:p>
          </table:table-cell>
          <table:table-cell office:value-type="float" office:value="58.28">
            <text:p>58.28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ooc:=ABS(([.C69]-[.B69])*100/[.B69])" office:value-type="float" office:value="6.24999999999999">
            <text:p>6.25</text:p>
          </table:table-cell>
          <table:table-cell table:formula="oooc:=ABS(([.D69]-[.B69])*100/[.B69])" office:value-type="float" office:value="13.828125">
            <text:p>13.83</text:p>
          </table:table-cell>
          <table:table-cell/>
          <table:table-cell table:formula="oooc:=ABS([.C69]-[.B69])" office:value-type="float" office:value="3.2">
            <text:p>3.2</text:p>
          </table:table-cell>
          <table:table-cell table:formula="oooc:=ABS([.D69]-[.B69])" office:value-type="float" office:value="7.08">
            <text:p>7.08</text:p>
          </table:table-cell>
          <table:table-cell table:number-columns-repeated="5"/>
        </table:table-row>
        <table:table-row table:style-name="ro1">
          <table:table-cell office:value-type="string">
            <text:p>CAGUACGUC/GUCGGGCAG</text:p>
          </table:table-cell>
          <table:table-cell office:value-type="float" office:value="43.7">
            <text:p>43.7</text:p>
          </table:table-cell>
          <table:table-cell office:value-type="float" office:value="52.65">
            <text:p>52.65</text:p>
          </table:table-cell>
          <table:table-cell office:value-type="float" office:value="45.52">
            <text:p>45.52</text:p>
          </table:table-cell>
          <table:table-cell office:value-type="float" office:value="43.7">
            <text:p>43.7</text:p>
          </table:table-cell>
          <table:table-cell table:number-columns-repeated="2"/>
          <table:table-cell table:formula="oooc:=ABS(([.C70]-[.B70])*100/[.B70])" office:value-type="float" office:value="20.4805491990847">
            <text:p>20.48</text:p>
          </table:table-cell>
          <table:table-cell table:formula="oooc:=ABS(([.D70]-[.B70])*100/[.B70])" office:value-type="float" office:value="4.16475972540046">
            <text:p>4.16</text:p>
          </table:table-cell>
          <table:table-cell/>
          <table:table-cell table:formula="oooc:=ABS([.C70]-[.B70])" office:value-type="float" office:value="8.95">
            <text:p>8.95</text:p>
          </table:table-cell>
          <table:table-cell table:formula="oooc:=ABS([.D70]-[.B70])" office:value-type="float" office:value="1.82">
            <text:p>1.82</text:p>
          </table:table-cell>
          <table:table-cell table:number-columns-repeated="5"/>
        </table:table-row>
        <table:table-row table:style-name="ro1">
          <table:table-cell office:value-type="string">
            <text:p>GACAUCCUG/CUGUUGGAC</text:p>
          </table:table-cell>
          <table:table-cell office:value-type="float" office:value="49.2">
            <text:p>49.2</text:p>
          </table:table-cell>
          <table:table-cell office:value-type="float" office:value="48.56">
            <text:p>48.56</text:p>
          </table:table-cell>
          <table:table-cell office:value-type="float" office:value="48.93">
            <text:p>48.93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ooc:=ABS(([.C71]-[.B71])*100/[.B71])" office:value-type="float" office:value="1.30081300813008">
            <text:p>1.3</text:p>
          </table:table-cell>
          <table:table-cell table:formula="oooc:=ABS(([.D71]-[.B71])*100/[.B71])" office:value-type="float" office:value="0.548780487804884">
            <text:p>0.55</text:p>
          </table:table-cell>
          <table:table-cell/>
          <table:table-cell table:formula="oooc:=ABS([.C71]-[.B71])" office:value-type="float" office:value="0.640000000000001">
            <text:p>0.64</text:p>
          </table:table-cell>
          <table:table-cell table:formula="oooc:=ABS([.D71]-[.B71])" office:value-type="float" office:value="0.270000000000003">
            <text:p>0.27</text:p>
          </table:table-cell>
          <table:table-cell table:number-columns-repeated="5"/>
        </table:table-row>
        <table:table-row table:style-name="ro1">
          <table:table-cell office:value-type="string">
            <text:p>GACCACCUG/CUGGGGGAC</text:p>
          </table:table-cell>
          <table:table-cell office:value-type="float" office:value="55.1">
            <text:p>55.1</text:p>
          </table:table-cell>
          <table:table-cell office:value-type="float" office:value="59.45">
            <text:p>59.45</text:p>
          </table:table-cell>
          <table:table-cell office:value-type="float" office:value="54.48">
            <text:p>54.48</text:p>
          </table:table-cell>
          <table:table-cell office:value-type="float" office:value="55.1">
            <text:p>55.1</text:p>
          </table:table-cell>
          <table:table-cell table:number-columns-repeated="2"/>
          <table:table-cell table:formula="oooc:=ABS(([.C72]-[.B72])*100/[.B72])" office:value-type="float" office:value="7.89473684210526">
            <text:p>7.89</text:p>
          </table:table-cell>
          <table:table-cell table:formula="oooc:=ABS(([.D72]-[.B72])*100/[.B72])" office:value-type="float" office:value="1.12522686025409">
            <text:p>1.13</text:p>
          </table:table-cell>
          <table:table-cell/>
          <table:table-cell table:formula="oooc:=ABS([.C72]-[.B72])" office:value-type="float" office:value="4.35">
            <text:p>4.35</text:p>
          </table:table-cell>
          <table:table-cell table:formula="oooc:=ABS([.D72]-[.B72])" office:value-type="float" office:value="0.620000000000005">
            <text:p>0.62</text:p>
          </table:table-cell>
          <table:table-cell table:number-columns-repeated="5"/>
        </table:table-row>
        <table:table-row table:style-name="ro1">
          <table:table-cell office:value-type="string">
            <text:p>CAGAAUGUC/GUCUGGCAG</text:p>
          </table:table-cell>
          <table:table-cell office:value-type="float" office:value="47.8">
            <text:p>47.8</text:p>
          </table:table-cell>
          <table:table-cell office:value-type="float" office:value="36.37">
            <text:p>36.37</text:p>
          </table:table-cell>
          <table:table-cell office:value-type="float" office:value="37.48">
            <text:p>37.48</text:p>
          </table:table-cell>
          <table:table-cell office:value-type="float" office:value="47.8">
            <text:p>47.8</text:p>
          </table:table-cell>
          <table:table-cell table:number-columns-repeated="2"/>
          <table:table-cell table:formula="oooc:=ABS(([.C73]-[.B73])*100/[.B73])" office:value-type="float" office:value="23.9121338912134">
            <text:p>23.91</text:p>
          </table:table-cell>
          <table:table-cell table:formula="oooc:=ABS(([.D73]-[.B73])*100/[.B73])" office:value-type="float" office:value="21.5899581589958">
            <text:p>21.59</text:p>
          </table:table-cell>
          <table:table-cell/>
          <table:table-cell table:formula="oooc:=ABS([.C73]-[.B73])" office:value-type="float" office:value="11.43">
            <text:p>11.43</text:p>
          </table:table-cell>
          <table:table-cell table:formula="oooc:=ABS([.D73]-[.B73])" office:value-type="float" office:value="10.32">
            <text:p>10.32</text:p>
          </table:table-cell>
          <table:table-cell table:number-columns-repeated="5"/>
        </table:table-row>
        <table:table-row table:style-name="ro1">
          <table:table-cell office:value-type="string">
            <text:p>GCGUCGC/CGCUGCG</text:p>
          </table:table-cell>
          <table:table-cell office:value-type="float" office:value="47.8">
            <text:p>47.8</text:p>
          </table:table-cell>
          <table:table-cell office:value-type="float" office:value="45.52">
            <text:p>45.52</text:p>
          </table:table-cell>
          <table:table-cell office:value-type="float" office:value="41.54">
            <text:p>41.54</text:p>
          </table:table-cell>
          <table:table-cell office:value-type="float" office:value="47.8">
            <text:p>47.8</text:p>
          </table:table-cell>
          <table:table-cell table:number-columns-repeated="2"/>
          <table:table-cell table:formula="oooc:=ABS(([.C74]-[.B74])*100/[.B74])" office:value-type="float" office:value="4.76987447698744">
            <text:p>4.77</text:p>
          </table:table-cell>
          <table:table-cell table:formula="oooc:=ABS(([.D74]-[.B74])*100/[.B74])" office:value-type="float" office:value="13.0962343096234">
            <text:p>13.1</text:p>
          </table:table-cell>
          <table:table-cell/>
          <table:table-cell table:formula="oooc:=ABS([.C74]-[.B74])" office:value-type="float" office:value="2.27999999999999">
            <text:p>2.28</text:p>
          </table:table-cell>
          <table:table-cell table:formula="oooc:=ABS([.D74]-[.B74])" office:value-type="float" office:value="6.26">
            <text:p>6.26</text:p>
          </table:table-cell>
          <table:table-cell table:number-columns-repeated="5"/>
        </table:table-row>
        <table:table-row table:style-name="ro1">
          <table:table-cell office:value-type="string">
            <text:p>CGUCCGG/GCUGGCC</text:p>
          </table:table-cell>
          <table:table-cell office:value-type="float" office:value="47.1">
            <text:p>47.1</text:p>
          </table:table-cell>
          <table:table-cell office:value-type="float" office:value="43.98">
            <text:p>43.98</text:p>
          </table:table-cell>
          <table:table-cell office:value-type="float" office:value="39.74">
            <text:p>39.74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75]-[.B75])*100/[.B75])" office:value-type="float" office:value="6.62420382165606">
            <text:p>6.62</text:p>
          </table:table-cell>
          <table:table-cell table:formula="oooc:=ABS(([.D75]-[.B75])*100/[.B75])" office:value-type="float" office:value="15.6263269639066">
            <text:p>15.63</text:p>
          </table:table-cell>
          <table:table-cell/>
          <table:table-cell table:formula="oooc:=ABS([.C75]-[.B75])" office:value-type="float" office:value="3.12">
            <text:p>3.12</text:p>
          </table:table-cell>
          <table:table-cell table:formula="oooc:=ABS([.D75]-[.B75])" office:value-type="float" office:value="7.36">
            <text:p>7.36</text:p>
          </table:table-cell>
          <table:table-cell table:number-columns-repeated="5"/>
        </table:table-row>
        <table:table-row table:style-name="ro1">
          <table:table-cell office:value-type="string">
            <text:p>GACUCUCUG/CUGAUAGAC</text:p>
          </table:table-cell>
          <table:table-cell office:value-type="float" office:value="38.5">
            <text:p>38.5</text:p>
          </table:table-cell>
          <table:table-cell office:value-type="float" office:value="37.57">
            <text:p>37.57</text:p>
          </table:table-cell>
          <table:table-cell office:value-type="float" office:value="40.62">
            <text:p>40.62</text:p>
          </table:table-cell>
          <table:table-cell office:value-type="float" office:value="38.5">
            <text:p>38.5</text:p>
          </table:table-cell>
          <table:table-cell table:number-columns-repeated="2"/>
          <table:table-cell table:formula="oooc:=ABS(([.C76]-[.B76])*100/[.B76])" office:value-type="float" office:value="2.41558441558441">
            <text:p>2.42</text:p>
          </table:table-cell>
          <table:table-cell table:formula="oooc:=ABS(([.D76]-[.B76])*100/[.B76])" office:value-type="float" office:value="5.5064935064935">
            <text:p>5.51</text:p>
          </table:table-cell>
          <table:table-cell/>
          <table:table-cell table:formula="oooc:=ABS([.C76]-[.B76])" office:value-type="float" office:value="0.93">
            <text:p>0.93</text:p>
          </table:table-cell>
          <table:table-cell table:formula="oooc:=ABS([.D76]-[.B76])" office:value-type="float" office:value="2.12">
            <text:p>2.12</text:p>
          </table:table-cell>
          <table:table-cell table:number-columns-repeated="5"/>
        </table:table-row>
        <table:table-row table:style-name="ro1">
          <table:table-cell office:value-type="string">
            <text:p>CAGCUGGUC/GUCGUUCAG</text:p>
          </table:table-cell>
          <table:table-cell office:value-type="float" office:value="60.1">
            <text:p>60.1</text:p>
          </table:table-cell>
          <table:table-cell office:value-type="float" office:value="51.95">
            <text:p>51.95</text:p>
          </table:table-cell>
          <table:table-cell office:value-type="float" office:value="48.16">
            <text:p>48.16</text:p>
          </table:table-cell>
          <table:table-cell office:value-type="float" office:value="60.1">
            <text:p>60.1</text:p>
          </table:table-cell>
          <table:table-cell table:number-columns-repeated="2"/>
          <table:table-cell table:formula="oooc:=ABS(([.C77]-[.B77])*100/[.B77])" office:value-type="float" office:value="13.5607321131448">
            <text:p>13.56</text:p>
          </table:table-cell>
          <table:table-cell table:formula="oooc:=ABS(([.D77]-[.B77])*100/[.B77])" office:value-type="float" office:value="19.8668885191348">
            <text:p>19.87</text:p>
          </table:table-cell>
          <table:table-cell/>
          <table:table-cell table:formula="oooc:=ABS([.C77]-[.B77])" office:value-type="float" office:value="8.15">
            <text:p>8.15</text:p>
          </table:table-cell>
          <table:table-cell table:formula="oooc:=ABS([.D77]-[.B77])" office:value-type="float" office:value="11.94">
            <text:p>11.94</text:p>
          </table:table-cell>
          <table:table-cell table:number-columns-repeated="5"/>
        </table:table-row>
        <table:table-row table:style-name="ro1">
          <table:table-cell office:value-type="string">
            <text:p>GACUAGCUG/CUGAGCGAC</text:p>
          </table:table-cell>
          <table:table-cell office:value-type="float" office:value="47.1">
            <text:p>47.1</text:p>
          </table:table-cell>
          <table:table-cell office:value-type="float" office:value="46.33">
            <text:p>46.33</text:p>
          </table:table-cell>
          <table:table-cell office:value-type="float" office:value="48.2">
            <text:p>48.2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78]-[.B78])*100/[.B78])" office:value-type="float" office:value="1.63481953290871">
            <text:p>1.63</text:p>
          </table:table-cell>
          <table:table-cell table:formula="oooc:=ABS(([.D78]-[.B78])*100/[.B78])" office:value-type="float" office:value="2.33545647558387">
            <text:p>2.34</text:p>
          </table:table-cell>
          <table:table-cell/>
          <table:table-cell table:formula="oooc:=ABS([.C78]-[.B78])" office:value-type="float" office:value="0.770000000000003">
            <text:p>0.77</text:p>
          </table:table-cell>
          <table:table-cell table:formula="oooc:=ABS([.D78]-[.B78])" office:value-type="float" office:value="1.1">
            <text:p>1.1</text:p>
          </table:table-cell>
          <table:table-cell table:number-columns-repeated="5"/>
        </table:table-row>
        <table:table-row table:style-name="ro1">
          <table:table-cell office:value-type="string">
            <text:p>CUCUGCUC/GAGUUGAG</text:p>
          </table:table-cell>
          <table:table-cell office:value-type="float" office:value="35.8">
            <text:p>35.8</text:p>
          </table:table-cell>
          <table:table-cell office:value-type="float" office:value="40.13">
            <text:p>40.13</text:p>
          </table:table-cell>
          <table:table-cell office:value-type="float" office:value="34.94">
            <text:p>34.94</text:p>
          </table:table-cell>
          <table:table-cell office:value-type="float" office:value="35.8">
            <text:p>35.8</text:p>
          </table:table-cell>
          <table:table-cell table:number-columns-repeated="2"/>
          <table:table-cell table:formula="oooc:=ABS(([.C79]-[.B79])*100/[.B79])" office:value-type="float" office:value="12.0949720670391">
            <text:p>12.09</text:p>
          </table:table-cell>
          <table:table-cell table:formula="oooc:=ABS(([.D79]-[.B79])*100/[.B79])" office:value-type="float" office:value="2.40223463687151">
            <text:p>2.4</text:p>
          </table:table-cell>
          <table:table-cell/>
          <table:table-cell table:formula="oooc:=ABS([.C79]-[.B79])" office:value-type="float" office:value="4.33000000000001">
            <text:p>4.33</text:p>
          </table:table-cell>
          <table:table-cell table:formula="oooc:=ABS([.D79]-[.B79])" office:value-type="float" office:value="0.859999999999999">
            <text:p>0.86</text:p>
          </table:table-cell>
          <table:table-cell table:number-columns-repeated="5"/>
        </table:table-row>
        <table:table-row table:style-name="ro1">
          <table:table-cell office:value-type="string">
            <text:p>GCGUCCG/CGCUGGC</text:p>
          </table:table-cell>
          <table:table-cell office:value-type="float" office:value="46.2">
            <text:p>46.2</text:p>
          </table:table-cell>
          <table:table-cell office:value-type="float" office:value="44.77">
            <text:p>44.77</text:p>
          </table:table-cell>
          <table:table-cell office:value-type="float" office:value="40.66">
            <text:p>40.66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ooc:=ABS(([.C80]-[.B80])*100/[.B80])" office:value-type="float" office:value="3.09523809523809">
            <text:p>3.1</text:p>
          </table:table-cell>
          <table:table-cell table:formula="oooc:=ABS(([.D80]-[.B80])*100/[.B80])" office:value-type="float" office:value="11.991341991342">
            <text:p>11.99</text:p>
          </table:table-cell>
          <table:table-cell/>
          <table:table-cell table:formula="oooc:=ABS([.C80]-[.B80])" office:value-type="float" office:value="1.43">
            <text:p>1.43</text:p>
          </table:table-cell>
          <table:table-cell table:formula="oooc:=ABS([.D80]-[.B80])" office:value-type="float" office:value="5.54000000000001">
            <text:p>5.54</text:p>
          </table:table-cell>
          <table:table-cell table:number-columns-repeated="5"/>
        </table:table-row>
        <table:table-row table:style-name="ro1">
          <table:table-cell office:value-type="string">
            <text:p>GUCCGCG/CUGGCGC</text:p>
          </table:table-cell>
          <table:table-cell office:value-type="float" office:value="52.4">
            <text:p>52.4</text:p>
          </table:table-cell>
          <table:table-cell office:value-type="float" office:value="44.77">
            <text:p>44.77</text:p>
          </table:table-cell>
          <table:table-cell office:value-type="float" office:value="40.66">
            <text:p>40.66</text:p>
          </table:table-cell>
          <table:table-cell office:value-type="float" office:value="52.4">
            <text:p>52.4</text:p>
          </table:table-cell>
          <table:table-cell table:number-columns-repeated="2"/>
          <table:table-cell table:formula="oooc:=ABS(([.C81]-[.B81])*100/[.B81])" office:value-type="float" office:value="14.5610687022901">
            <text:p>14.56</text:p>
          </table:table-cell>
          <table:table-cell table:formula="oooc:=ABS(([.D81]-[.B81])*100/[.B81])" office:value-type="float" office:value="22.4045801526718">
            <text:p>22.4</text:p>
          </table:table-cell>
          <table:table-cell/>
          <table:table-cell table:formula="oooc:=ABS([.C81]-[.B81])" office:value-type="float" office:value="7.63">
            <text:p>7.63</text:p>
          </table:table-cell>
          <table:table-cell table:formula="oooc:=ABS([.D81]-[.B81])" office:value-type="float" office:value="11.74">
            <text:p>11.74</text:p>
          </table:table-cell>
          <table:table-cell table:number-columns-repeated="5"/>
        </table:table-row>
        <table:table-row table:style-name="ro1">
          <table:table-cell office:value-type="string">
            <text:p>CGAUCAC/GCUUGUG</text:p>
          </table:table-cell>
          <table:table-cell office:value-type="float" office:value="20.5">
            <text:p>20.5</text:p>
          </table:table-cell>
          <table:table-cell office:value-type="float" office:value="27.14">
            <text:p>27.14</text:p>
          </table:table-cell>
          <table:table-cell office:value-type="float" office:value="23.27">
            <text:p>23.27</text:p>
          </table:table-cell>
          <table:table-cell office:value-type="float" office:value="20.5">
            <text:p>20.5</text:p>
          </table:table-cell>
          <table:table-cell table:number-columns-repeated="2"/>
          <table:table-cell table:formula="oooc:=ABS(([.C82]-[.B82])*100/[.B82])" office:value-type="float" office:value="32.390243902439">
            <text:p>32.39</text:p>
          </table:table-cell>
          <table:table-cell table:formula="oooc:=ABS(([.D82]-[.B82])*100/[.B82])" office:value-type="float" office:value="13.5121951219512">
            <text:p>13.51</text:p>
          </table:table-cell>
          <table:table-cell/>
          <table:table-cell table:formula="oooc:=ABS([.C82]-[.B82])" office:value-type="float" office:value="6.64">
            <text:p>6.64</text:p>
          </table:table-cell>
          <table:table-cell table:formula="oooc:=ABS([.D82]-[.B82])" office:value-type="float" office:value="2.77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GACUACCUG/CUGAGGGAC</text:p>
          </table:table-cell>
          <table:table-cell office:value-type="float" office:value="52.5">
            <text:p>52.5</text:p>
          </table:table-cell>
          <table:table-cell office:value-type="float" office:value="48.51">
            <text:p>48.51</text:p>
          </table:table-cell>
          <table:table-cell office:value-type="float" office:value="47.56">
            <text:p>47.56</text:p>
          </table:table-cell>
          <table:table-cell office:value-type="float" office:value="52.5">
            <text:p>52.5</text:p>
          </table:table-cell>
          <table:table-cell table:number-columns-repeated="2"/>
          <table:table-cell table:formula="oooc:=ABS(([.C83]-[.B83])*100/[.B83])" office:value-type="float" office:value="7.6">
            <text:p>7.6</text:p>
          </table:table-cell>
          <table:table-cell table:formula="oooc:=ABS(([.D83]-[.B83])*100/[.B83])" office:value-type="float" office:value="9.4095238095238">
            <text:p>9.41</text:p>
          </table:table-cell>
          <table:table-cell/>
          <table:table-cell table:formula="oooc:=ABS([.C83]-[.B83])" office:value-type="float" office:value="3.99">
            <text:p>3.99</text:p>
          </table:table-cell>
          <table:table-cell table:formula="oooc:=ABS([.D83]-[.B83])" office:value-type="float" office:value="4.94">
            <text:p>4.94</text:p>
          </table:table-cell>
          <table:table-cell table:number-columns-repeated="5"/>
        </table:table-row>
        <table:table-row table:style-name="ro1">
          <table:table-cell office:value-type="string">
            <text:p>GACGAUCUG/CUGCCAGAC</text:p>
          </table:table-cell>
          <table:table-cell office:value-type="float" office:value="46.9">
            <text:p>46.9</text:p>
          </table:table-cell>
          <table:table-cell office:value-type="float" office:value="46.84">
            <text:p>46.84</text:p>
          </table:table-cell>
          <table:table-cell office:value-type="float" office:value="44.83">
            <text:p>44.83</text:p>
          </table:table-cell>
          <table:table-cell office:value-type="float" office:value="46.9">
            <text:p>46.9</text:p>
          </table:table-cell>
          <table:table-cell table:number-columns-repeated="2"/>
          <table:table-cell table:formula="oooc:=ABS(([.C84]-[.B84])*100/[.B84])" office:value-type="float" office:value="0.127931769722804">
            <text:p>0.13</text:p>
          </table:table-cell>
          <table:table-cell table:formula="oooc:=ABS(([.D84]-[.B84])*100/[.B84])" office:value-type="float" office:value="4.4136460554371">
            <text:p>4.41</text:p>
          </table:table-cell>
          <table:table-cell/>
          <table:table-cell table:formula="oooc:=ABS([.C84]-[.B84])" office:value-type="float" office:value="0.0599999999999952">
            <text:p>0.06</text:p>
          </table:table-cell>
          <table:table-cell table:formula="oooc:=ABS([.D84]-[.B84])" office:value-type="float" office:value="2.07">
            <text:p>2.07</text:p>
          </table:table-cell>
          <table:table-cell table:number-columns-repeated="5"/>
        </table:table-row>
        <table:table-row table:style-name="ro1">
          <table:table-cell office:value-type="string">
            <text:p>GACCAGCUG/CUGGCCGAC</text:p>
          </table:table-cell>
          <table:table-cell office:value-type="float" office:value="57.9">
            <text:p>57.9</text:p>
          </table:table-cell>
          <table:table-cell office:value-type="float" office:value="60.3">
            <text:p>60.3</text:p>
          </table:table-cell>
          <table:table-cell office:value-type="float" office:value="54.95">
            <text:p>54.95</text:p>
          </table:table-cell>
          <table:table-cell office:value-type="float" office:value="57.9">
            <text:p>57.9</text:p>
          </table:table-cell>
          <table:table-cell table:number-columns-repeated="2"/>
          <table:table-cell table:formula="oooc:=ABS(([.C85]-[.B85])*100/[.B85])" office:value-type="float" office:value="4.14507772020725">
            <text:p>4.15</text:p>
          </table:table-cell>
          <table:table-cell table:formula="oooc:=ABS(([.D85]-[.B85])*100/[.B85])" office:value-type="float" office:value="5.09499136442141">
            <text:p>5.09</text:p>
          </table:table-cell>
          <table:table-cell/>
          <table:table-cell table:formula="oooc:=ABS([.C85]-[.B85])" office:value-type="float" office:value="2.4">
            <text:p>2.4</text:p>
          </table:table-cell>
          <table:table-cell table:formula="oooc:=ABS([.D85]-[.B85])" office:value-type="float" office:value="2.95">
            <text:p>2.95</text:p>
          </table:table-cell>
          <table:table-cell table:number-columns-repeated="5"/>
        </table:table-row>
        <table:table-row table:style-name="ro1">
          <table:table-cell office:value-type="string">
            <text:p>GACUAUCUG/CUGAGAGAC</text:p>
          </table:table-cell>
          <table:table-cell office:value-type="float" office:value="40.1">
            <text:p>40.1</text:p>
          </table:table-cell>
          <table:table-cell office:value-type="float" office:value="39.14">
            <text:p>39.14</text:p>
          </table:table-cell>
          <table:table-cell office:value-type="float" office:value="40.62">
            <text:p>40.62</text:p>
          </table:table-cell>
          <table:table-cell office:value-type="float" office:value="40.1">
            <text:p>40.1</text:p>
          </table:table-cell>
          <table:table-cell table:number-columns-repeated="2"/>
          <table:table-cell table:formula="oooc:=ABS(([.C86]-[.B86])*100/[.B86])" office:value-type="float" office:value="2.39401496259352">
            <text:p>2.39</text:p>
          </table:table-cell>
          <table:table-cell table:formula="oooc:=ABS(([.D86]-[.B86])*100/[.B86])" office:value-type="float" office:value="1.29675810473814">
            <text:p>1.3</text:p>
          </table:table-cell>
          <table:table-cell/>
          <table:table-cell table:formula="oooc:=ABS([.C86]-[.B86])" office:value-type="float" office:value="0.960000000000001">
            <text:p>0.96</text:p>
          </table:table-cell>
          <table:table-cell table:formula="oooc:=ABS([.D86]-[.B86])" office:value-type="float" office:value="0.519999999999996">
            <text:p>0.52</text:p>
          </table:table-cell>
          <table:table-cell table:number-columns-repeated="5"/>
        </table:table-row>
        <table:table-row table:style-name="ro1">
          <table:table-cell office:value-type="string">
            <text:p>GACGCCCUG/CUGCUGGAC</text:p>
          </table:table-cell>
          <table:table-cell office:value-type="float" office:value="54.1">
            <text:p>54.1</text:p>
          </table:table-cell>
          <table:table-cell office:value-type="float" office:value="56.76">
            <text:p>56.76</text:p>
          </table:table-cell>
          <table:table-cell office:value-type="float" office:value="51.12">
            <text:p>51.12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ooc:=ABS(([.C87]-[.B87])*100/[.B87])" office:value-type="float" office:value="4.91682070240295">
            <text:p>4.92</text:p>
          </table:table-cell>
          <table:table-cell table:formula="oooc:=ABS(([.D87]-[.B87])*100/[.B87])" office:value-type="float" office:value="5.50831792975971">
            <text:p>5.51</text:p>
          </table:table-cell>
          <table:table-cell/>
          <table:table-cell table:formula="oooc:=ABS([.C87]-[.B87])" office:value-type="float" office:value="2.66">
            <text:p>2.66</text:p>
          </table:table-cell>
          <table:table-cell table:formula="oooc:=ABS([.D87]-[.B87])" office:value-type="float" office:value="2.98">
            <text:p>2.98</text:p>
          </table:table-cell>
          <table:table-cell table:number-columns-repeated="5"/>
        </table:table-row>
        <table:table-row table:style-name="ro1">
          <table:table-cell office:value-type="string">
            <text:p>GACCACCUG/CUGGCGGAC</text:p>
          </table:table-cell>
          <table:table-cell office:value-type="float" office:value="56.3">
            <text:p>56.3</text:p>
          </table:table-cell>
          <table:table-cell office:value-type="float" office:value="59.45">
            <text:p>59.45</text:p>
          </table:table-cell>
          <table:table-cell office:value-type="float" office:value="54.48">
            <text:p>54.48</text:p>
          </table:table-cell>
          <table:table-cell office:value-type="float" office:value="56.3">
            <text:p>56.3</text:p>
          </table:table-cell>
          <table:table-cell table:number-columns-repeated="2"/>
          <table:table-cell table:formula="oooc:=ABS(([.C88]-[.B88])*100/[.B88])" office:value-type="float" office:value="5.59502664298402">
            <text:p>5.6</text:p>
          </table:table-cell>
          <table:table-cell table:formula="oooc:=ABS(([.D88]-[.B88])*100/[.B88])" office:value-type="float" office:value="3.23268206039076">
            <text:p>3.23</text:p>
          </table:table-cell>
          <table:table-cell/>
          <table:table-cell table:formula="oooc:=ABS([.C88]-[.B88])" office:value-type="float" office:value="3.15000000000001">
            <text:p>3.15</text:p>
          </table:table-cell>
          <table:table-cell table:formula="oooc:=ABS([.D88]-[.B88])" office:value-type="float" office:value="1.82">
            <text:p>1.82</text:p>
          </table:table-cell>
          <table:table-cell table:number-columns-repeated="5"/>
        </table:table-row>
        <table:table-row table:style-name="ro1">
          <table:table-cell office:value-type="string">
            <text:p>CAGAACGUC/GUCUCGCAG</text:p>
          </table:table-cell>
          <table:table-cell office:value-type="float" office:value="47.4">
            <text:p>47.4</text:p>
          </table:table-cell>
          <table:table-cell office:value-type="float" office:value="46.84">
            <text:p>46.84</text:p>
          </table:table-cell>
          <table:table-cell office:value-type="float" office:value="44.83">
            <text:p>44.83</text:p>
          </table:table-cell>
          <table:table-cell office:value-type="float" office:value="47.4">
            <text:p>47.4</text:p>
          </table:table-cell>
          <table:table-cell table:number-columns-repeated="2"/>
          <table:table-cell table:formula="oooc:=ABS(([.C89]-[.B89])*100/[.B89])" office:value-type="float" office:value="1.18143459915611">
            <text:p>1.18</text:p>
          </table:table-cell>
          <table:table-cell table:formula="oooc:=ABS(([.D89]-[.B89])*100/[.B89])" office:value-type="float" office:value="5.42194092827004">
            <text:p>5.42</text:p>
          </table:table-cell>
          <table:table-cell/>
          <table:table-cell table:formula="oooc:=ABS([.C89]-[.B89])" office:value-type="float" office:value="0.559999999999995">
            <text:p>0.56</text:p>
          </table:table-cell>
          <table:table-cell table:formula="oooc:=ABS([.D89]-[.B89])" office:value-type="float" office:value="2.57">
            <text:p>2.57</text:p>
          </table:table-cell>
          <table:table-cell table:number-columns-repeated="5"/>
        </table:table-row>
        <table:table-row table:style-name="ro1">
          <table:table-cell office:value-type="string">
            <text:p>GAGAGAG/CUCCCUC</text:p>
          </table:table-cell>
          <table:table-cell office:value-type="float" office:value="26.5">
            <text:p>26.5</text:p>
          </table:table-cell>
          <table:table-cell office:value-type="float" office:value="24.69">
            <text:p>24.69</text:p>
          </table:table-cell>
          <table:table-cell office:value-type="float" office:value="24.44">
            <text:p>24.44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ooc:=ABS(([.C90]-[.B90])*100/[.B90])" office:value-type="float" office:value="6.83018867924528">
            <text:p>6.83</text:p>
          </table:table-cell>
          <table:table-cell table:formula="oooc:=ABS(([.D90]-[.B90])*100/[.B90])" office:value-type="float" office:value="7.77358490566037">
            <text:p>7.77</text:p>
          </table:table-cell>
          <table:table-cell/>
          <table:table-cell table:formula="oooc:=ABS([.C90]-[.B90])" office:value-type="float" office:value="1.81">
            <text:p>1.81</text:p>
          </table:table-cell>
          <table:table-cell table:formula="oooc:=ABS([.D90]-[.B90])" office:value-type="float" office:value="2.06">
            <text:p>2.06</text:p>
          </table:table-cell>
          <table:table-cell table:number-columns-repeated="5"/>
        </table:table-row>
        <table:table-row table:style-name="ro1">
          <table:table-cell office:value-type="string">
            <text:p>GAGUAGAG/CUCGGCUC</text:p>
          </table:table-cell>
          <table:table-cell office:value-type="float" office:value="35.3">
            <text:p>35.3</text:p>
          </table:table-cell>
          <table:table-cell office:value-type="float" office:value="39.63">
            <text:p>39.63</text:p>
          </table:table-cell>
          <table:table-cell office:value-type="float" office:value="34.94">
            <text:p>34.94</text:p>
          </table:table-cell>
          <table:table-cell office:value-type="float" office:value="35.3">
            <text:p>35.3</text:p>
          </table:table-cell>
          <table:table-cell table:number-columns-repeated="2"/>
          <table:table-cell table:formula="oooc:=ABS(([.C91]-[.B91])*100/[.B91])" office:value-type="float" office:value="12.2662889518414">
            <text:p>12.27</text:p>
          </table:table-cell>
          <table:table-cell table:formula="oooc:=ABS(([.D91]-[.B91])*100/[.B91])" office:value-type="float" office:value="1.01983002832861">
            <text:p>1.02</text:p>
          </table:table-cell>
          <table:table-cell/>
          <table:table-cell table:formula="oooc:=ABS([.C91]-[.B91])" office:value-type="float" office:value="4.33000000000001">
            <text:p>4.33</text:p>
          </table:table-cell>
          <table:table-cell table:formula="oooc:=ABS([.D91]-[.B91])" office:value-type="float" office:value="0.359999999999999">
            <text:p>0.36</text:p>
          </table:table-cell>
          <table:table-cell table:number-columns-repeated="5"/>
        </table:table-row>
        <table:table-row table:style-name="ro1">
          <table:table-cell office:value-type="string">
            <text:p>GACGUGCUG/CUGCUUGAC</text:p>
          </table:table-cell>
          <table:table-cell office:value-type="float" office:value="44.4">
            <text:p>44.4</text:p>
          </table:table-cell>
          <table:table-cell office:value-type="float" office:value="51.13">
            <text:p>51.13</text:p>
          </table:table-cell>
          <table:table-cell office:value-type="float" office:value="46.87">
            <text:p>46.87</text:p>
          </table:table-cell>
          <table:table-cell office:value-type="float" office:value="44.4">
            <text:p>44.4</text:p>
          </table:table-cell>
          <table:table-cell table:number-columns-repeated="2"/>
          <table:table-cell table:formula="oooc:=ABS(([.C92]-[.B92])*100/[.B92])" office:value-type="float" office:value="15.1576576576577">
            <text:p>15.16</text:p>
          </table:table-cell>
          <table:table-cell table:formula="oooc:=ABS(([.D92]-[.B92])*100/[.B92])" office:value-type="float" office:value="5.56306306306306">
            <text:p>5.56</text:p>
          </table:table-cell>
          <table:table-cell/>
          <table:table-cell table:formula="oooc:=ABS([.C92]-[.B92])" office:value-type="float" office:value="6.73">
            <text:p>6.73</text:p>
          </table:table-cell>
          <table:table-cell table:formula="oooc:=ABS([.D92]-[.B92])" office:value-type="float" office:value="2.47">
            <text:p>2.47</text:p>
          </table:table-cell>
          <table:table-cell table:number-columns-repeated="5"/>
        </table:table-row>
        <table:table-row table:style-name="ro1">
          <table:table-cell office:value-type="string">
            <text:p>CGAUCGC/GCUUGCG</text:p>
          </table:table-cell>
          <table:table-cell office:value-type="float" office:value="34.3">
            <text:p>34.3</text:p>
          </table:table-cell>
          <table:table-cell office:value-type="float" office:value="34.33">
            <text:p>34.33</text:p>
          </table:table-cell>
          <table:table-cell office:value-type="float" office:value="32.02">
            <text:p>32.02</text:p>
          </table:table-cell>
          <table:table-cell office:value-type="float" office:value="34.3">
            <text:p>34.3</text:p>
          </table:table-cell>
          <table:table-cell table:number-columns-repeated="2"/>
          <table:table-cell table:formula="oooc:=ABS(([.C93]-[.B93])*100/[.B93])" office:value-type="float" office:value="0.0874635568513153">
            <text:p>0.09</text:p>
          </table:table-cell>
          <table:table-cell table:formula="oooc:=ABS(([.D93]-[.B93])*100/[.B93])" office:value-type="float" office:value="6.64723032069969">
            <text:p>6.65</text:p>
          </table:table-cell>
          <table:table-cell/>
          <table:table-cell table:formula="oooc:=ABS([.C93]-[.B93])" office:value-type="float" office:value="0.0300000000000011">
            <text:p>0.03</text:p>
          </table:table-cell>
          <table:table-cell table:formula="oooc:=ABS([.D93]-[.B93])" office:value-type="float" office:value="2.27999999999999">
            <text:p>2.28</text:p>
          </table:table-cell>
          <table:table-cell table:number-columns-repeated="5"/>
        </table:table-row>
        <table:table-row table:style-name="ro1">
          <table:table-cell office:value-type="string">
            <text:p>GACAAGCUG/CUGUCCGAC</text:p>
          </table:table-cell>
          <table:table-cell office:value-type="float" office:value="47.1">
            <text:p>47.1</text:p>
          </table:table-cell>
          <table:table-cell office:value-type="float" office:value="48.59">
            <text:p>48.59</text:p>
          </table:table-cell>
          <table:table-cell office:value-type="float" office:value="48.31">
            <text:p>48.31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94]-[.B94])*100/[.B94])" office:value-type="float" office:value="3.16348195329087">
            <text:p>3.16</text:p>
          </table:table-cell>
          <table:table-cell table:formula="oooc:=ABS(([.D94]-[.B94])*100/[.B94])" office:value-type="float" office:value="2.56900212314225">
            <text:p>2.57</text:p>
          </table:table-cell>
          <table:table-cell/>
          <table:table-cell table:formula="oooc:=ABS([.C94]-[.B94])" office:value-type="float" office:value="1.49">
            <text:p>1.49</text:p>
          </table:table-cell>
          <table:table-cell table:formula="oooc:=ABS([.D94]-[.B94])" office:value-type="float" office:value="1.21">
            <text:p>1.21</text:p>
          </table:table-cell>
          <table:table-cell table:number-columns-repeated="5"/>
        </table:table-row>
        <table:table-row table:style-name="ro1">
          <table:table-cell office:value-type="string">
            <text:p>CUCUCUC/GAGUGAG</text:p>
          </table:table-cell>
          <table:table-cell office:value-type="float" office:value="30.7">
            <text:p>30.7</text:p>
          </table:table-cell>
          <table:table-cell office:value-type="float" office:value="29.13">
            <text:p>29.13</text:p>
          </table:table-cell>
          <table:table-cell office:value-type="float" office:value="24.44">
            <text:p>24.44</text:p>
          </table:table-cell>
          <table:table-cell office:value-type="float" office:value="30.7">
            <text:p>30.7</text:p>
          </table:table-cell>
          <table:table-cell table:number-columns-repeated="2"/>
          <table:table-cell table:formula="oooc:=ABS(([.C95]-[.B95])*100/[.B95])" office:value-type="float" office:value="5.11400651465798">
            <text:p>5.11</text:p>
          </table:table-cell>
          <table:table-cell table:formula="oooc:=ABS(([.D95]-[.B95])*100/[.B95])" office:value-type="float" office:value="20.3908794788274">
            <text:p>20.39</text:p>
          </table:table-cell>
          <table:table-cell/>
          <table:table-cell table:formula="oooc:=ABS([.C95]-[.B95])" office:value-type="float" office:value="1.57">
            <text:p>1.57</text:p>
          </table:table-cell>
          <table:table-cell table:formula="oooc:=ABS([.D95]-[.B95])" office:value-type="float" office:value="6.26">
            <text:p>6.26</text:p>
          </table:table-cell>
          <table:table-cell table:number-columns-repeated="5"/>
        </table:table-row>
        <table:table-row table:style-name="ro1">
          <table:table-cell office:value-type="string">
            <text:p>CUCACUC/GAGCGAG</text:p>
          </table:table-cell>
          <table:table-cell office:value-type="float" office:value="32">
            <text:p>32</text:p>
          </table:table-cell>
          <table:table-cell office:value-type="float" office:value="29.11">
            <text:p>29.11</text:p>
          </table:table-cell>
          <table:table-cell office:value-type="float" office:value="24.44">
            <text:p>24.4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ooc:=ABS(([.C96]-[.B96])*100/[.B96])" office:value-type="float" office:value="9.03125">
            <text:p>9.03</text:p>
          </table:table-cell>
          <table:table-cell table:formula="oooc:=ABS(([.D96]-[.B96])*100/[.B96])" office:value-type="float" office:value="23.625">
            <text:p>23.63</text:p>
          </table:table-cell>
          <table:table-cell/>
          <table:table-cell table:formula="oooc:=ABS([.C96]-[.B96])" office:value-type="float" office:value="2.89">
            <text:p>2.89</text:p>
          </table:table-cell>
          <table:table-cell table:formula="oooc:=ABS([.D96]-[.B96])" office:value-type="float" office:value="7.56">
            <text:p>7.5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65:.H96])" office:value-type="float" office:value="7.95045804435942">
            <text:p>7.95</text:p>
          </table:table-cell>
          <table:table-cell table:formula="oooc:=AVERAGE([.I65:.I96])" office:value-type="float" office:value="8.21552931226431">
            <text:p>8.22</text:p>
          </table:table-cell>
          <table:table-cell office:value-type="string">
            <text:p>average</text:p>
          </table:table-cell>
          <table:table-cell table:formula="oooc:=AVERAGE([.K65:.K96])" office:value-type="float" office:value="3.3290625">
            <text:p>3.33</text:p>
          </table:table-cell>
          <table:table-cell table:formula="oooc:=AVERAGE([.L65:.L96])" office:value-type="float" office:value="3.6059375">
            <text:p>3.6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RNA single mismatch (GU closing base pair)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error percentage (ABS(Texp – Tcomp)/Texp)</text:p>
          </table:table-cell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/>
          <table:table-cell>
            <draw:frame table:end-cell-address="'Melting 5'.X118" table:end-x="2.102cm" table:end-y="0.334cm" draw:z-index="2" draw:style-name="gr1" svg:width="16.037cm" svg:height="8.34cm" svg:x="1.872cm" svg:y="0.035cm">
              <draw:object draw:notify-on-update-of-ranges="'Melting 5'.C101:'Melting 5'.C101 'Melting 5'.C102:'Melting 5'.C115 'Melting 5'.B102:'Melting 5'.B115 'Melting 5'.D101:'Melting 5'.D101 'Melting 5'.D102:'Melting 5'.D115 'Melting 5'.B102:'Melting 5'.B115 'Melting 5'.E101:'Melting 5'.E101 'Melting 5'.E102:'Melting 5'.E115 'Melting 5'.B102:'Melting 5'.B115 'Melting 5'.F101:'Melting 5'.F101 'Melting 5'.F102:'Melting 5'.F115 'Melting 5'.B102:'Melting 5'.B1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CUCUGCUC/GAGUUGAG</text:p>
          </table:table-cell>
          <table:table-cell office:value-type="float" office:value="35.8">
            <text:p>35.8</text:p>
          </table:table-cell>
          <table:table-cell office:value-type="float" office:value="40.13">
            <text:p>40.13</text:p>
          </table:table-cell>
          <table:table-cell office:value-type="float" office:value="41.25">
            <text:p>41.25</text:p>
          </table:table-cell>
          <table:table-cell office:value-type="float" office:value="34.94">
            <text:p>34.94</text:p>
          </table:table-cell>
          <table:table-cell office:value-type="float" office:value="35.8">
            <text:p>35.8</text:p>
          </table:table-cell>
          <table:table-cell/>
          <table:table-cell table:formula="oooc:=ABS(([.C103]-[.B103])*100/[.B103])" office:value-type="float" office:value="12.0949720670391">
            <text:p>12.09</text:p>
          </table:table-cell>
          <table:table-cell table:formula="oooc:=ABS(([.D103]-[.B103])*100/[.B103])" office:value-type="float" office:value="15.2234636871508">
            <text:p>15.22</text:p>
          </table:table-cell>
          <table:table-cell table:formula="oooc:=ABS(([.E103]-[.B103])*100/[.B103])" office:value-type="float" office:value="2.40223463687151">
            <text:p>2.4</text:p>
          </table:table-cell>
          <table:table-cell table:number-columns-repeated="2"/>
          <table:table-cell table:formula="oooc:=ABS([.C103]-[.B103])" office:value-type="float" office:value="4.33000000000001">
            <text:p>4.33</text:p>
          </table:table-cell>
          <table:table-cell table:formula="oooc:=ABS([.D103]-[.B103])" office:value-type="float" office:value="5.45">
            <text:p>5.45</text:p>
          </table:table-cell>
          <table:table-cell table:formula="oooc:=ABS([.E103]-[.B103])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office:value-type="string">
            <text:p>CAGUAGGUC/GUCGGCCAG</text:p>
          </table:table-cell>
          <table:table-cell office:value-type="float" office:value="47.4">
            <text:p>47.4</text:p>
          </table:table-cell>
          <table:table-cell office:value-type="float" office:value="53.26">
            <text:p>53.26</text:p>
          </table:table-cell>
          <table:table-cell office:value-type="float" office:value="49.61">
            <text:p>49.61</text:p>
          </table:table-cell>
          <table:table-cell office:value-type="float" office:value="49.24">
            <text:p>49.24</text:p>
          </table:table-cell>
          <table:table-cell office:value-type="float" office:value="47.4">
            <text:p>47.4</text:p>
          </table:table-cell>
          <table:table-cell/>
          <table:table-cell table:formula="oooc:=ABS(([.C104]-[.B104])*100/[.B104])" office:value-type="float" office:value="12.3628691983122">
            <text:p>12.36</text:p>
          </table:table-cell>
          <table:table-cell table:formula="oooc:=ABS(([.D104]-[.B104])*100/[.B104])" office:value-type="float" office:value="4.66244725738397">
            <text:p>4.66</text:p>
          </table:table-cell>
          <table:table-cell table:formula="oooc:=ABS(([.E104]-[.B104])*100/[.B104])" office:value-type="float" office:value="3.8818565400844">
            <text:p>3.88</text:p>
          </table:table-cell>
          <table:table-cell table:number-columns-repeated="2"/>
          <table:table-cell table:formula="oooc:=ABS([.C104]-[.B104])" office:value-type="float" office:value="5.86">
            <text:p>5.86</text:p>
          </table:table-cell>
          <table:table-cell table:formula="oooc:=ABS([.D104]-[.B104])" office:value-type="float" office:value="2.21">
            <text:p>2.21</text:p>
          </table:table-cell>
          <table:table-cell table:formula="oooc:=ABS([.E104]-[.B104]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GACGAGCUG/CUGUCUGAC</text:p>
          </table:table-cell>
          <table:table-cell office:value-type="float" office:value="34.3">
            <text:p>34.3</text:p>
          </table:table-cell>
          <table:table-cell table:number-columns-repeated="2" office:value-type="float" office:value="48.38">
            <text:p>48.38</text:p>
          </table:table-cell>
          <table:table-cell office:value-type="float" office:value="38.26">
            <text:p>38.26</text:p>
          </table:table-cell>
          <table:table-cell office:value-type="float" office:value="34.3">
            <text:p>34.3</text:p>
          </table:table-cell>
          <table:table-cell/>
          <table:table-cell table:formula="oooc:=ABS(([.C105]-[.B105])*100/[.B105])" office:value-type="float" office:value="41.0495626822158">
            <text:p>41.05</text:p>
          </table:table-cell>
          <table:table-cell table:formula="oooc:=ABS(([.D105]-[.B105])*100/[.B105])" office:value-type="float" office:value="41.0495626822158">
            <text:p>41.05</text:p>
          </table:table-cell>
          <table:table-cell table:formula="oooc:=ABS(([.E105]-[.B105])*100/[.B105])" office:value-type="float" office:value="11.5451895043732">
            <text:p>11.55</text:p>
          </table:table-cell>
          <table:table-cell table:number-columns-repeated="2"/>
          <table:table-cell table:formula="oooc:=ABS([.C105]-[.B105])" office:value-type="float" office:value="14.08">
            <text:p>14.08</text:p>
          </table:table-cell>
          <table:table-cell table:formula="oooc:=ABS([.D105]-[.B105])" office:value-type="float" office:value="14.08">
            <text:p>14.08</text:p>
          </table:table-cell>
          <table:table-cell table:formula="oooc:=ABS([.E105]-[.B105])" office:value-type="float" office:value="3.96">
            <text:p>3.96</text:p>
          </table:table-cell>
          <table:table-cell table:number-columns-repeated="2"/>
        </table:table-row>
        <table:table-row table:style-name="ro1">
          <table:table-cell office:value-type="string">
            <text:p>CUCAGCUC/GAGAUGAG</text:p>
          </table:table-cell>
          <table:table-cell office:value-type="float" office:value="30">
            <text:p>30</text:p>
          </table:table-cell>
          <table:table-cell office:value-type="float" office:value="37.74">
            <text:p>37.74</text:p>
          </table:table-cell>
          <table:table-cell office:value-type="float" office:value="48.23">
            <text:p>48.23</text:p>
          </table:table-cell>
          <table:table-cell office:value-type="float" office:value="34.94">
            <text:p>34.94</text:p>
          </table:table-cell>
          <table:table-cell office:value-type="float" office:value="30">
            <text:p>30</text:p>
          </table:table-cell>
          <table:table-cell/>
          <table:table-cell table:formula="oooc:=ABS(([.C106]-[.B106])*100/[.B106])" office:value-type="float" office:value="25.8">
            <text:p>25.8</text:p>
          </table:table-cell>
          <table:table-cell table:formula="oooc:=ABS(([.D106]-[.B106])*100/[.B106])" office:value-type="float" office:value="60.7666666666667">
            <text:p>60.77</text:p>
          </table:table-cell>
          <table:table-cell table:formula="oooc:=ABS(([.E106]-[.B106])*100/[.B106])" office:value-type="float" office:value="16.4666666666667">
            <text:p>16.47</text:p>
          </table:table-cell>
          <table:table-cell table:number-columns-repeated="2"/>
          <table:table-cell table:formula="oooc:=ABS([.C106]-[.B106])" office:value-type="float" office:value="7.74">
            <text:p>7.74</text:p>
          </table:table-cell>
          <table:table-cell table:formula="oooc:=ABS([.D106]-[.B106])" office:value-type="float" office:value="18.23">
            <text:p>18.23</text:p>
          </table:table-cell>
          <table:table-cell table:formula="oooc:=ABS([.E106]-[.B106])" office:value-type="float" office:value="4.94">
            <text:p>4.94</text:p>
          </table:table-cell>
          <table:table-cell table:number-columns-repeated="2"/>
        </table:table-row>
        <table:table-row table:style-name="ro1">
          <table:table-cell office:value-type="string">
            <text:p>CAGUACGUC/GUCGGGCAG</text:p>
          </table:table-cell>
          <table:table-cell office:value-type="float" office:value="43.7">
            <text:p>43.7</text:p>
          </table:table-cell>
          <table:table-cell office:value-type="float" office:value="52.65">
            <text:p>52.65</text:p>
          </table:table-cell>
          <table:table-cell office:value-type="float" office:value="39.93">
            <text:p>39.93</text:p>
          </table:table-cell>
          <table:table-cell office:value-type="float" office:value="45.52">
            <text:p>45.52</text:p>
          </table:table-cell>
          <table:table-cell office:value-type="float" office:value="43.7">
            <text:p>43.7</text:p>
          </table:table-cell>
          <table:table-cell/>
          <table:table-cell table:formula="oooc:=ABS(([.C107]-[.B107])*100/[.B107])" office:value-type="float" office:value="20.4805491990847">
            <text:p>20.48</text:p>
          </table:table-cell>
          <table:table-cell table:formula="oooc:=ABS(([.D107]-[.B107])*100/[.B107])" office:value-type="float" office:value="8.62700228832953">
            <text:p>8.63</text:p>
          </table:table-cell>
          <table:table-cell table:formula="oooc:=ABS(([.E107]-[.B107])*100/[.B107])" office:value-type="float" office:value="4.16475972540046">
            <text:p>4.16</text:p>
          </table:table-cell>
          <table:table-cell table:number-columns-repeated="2"/>
          <table:table-cell table:formula="oooc:=ABS([.C107]-[.B107])" office:value-type="float" office:value="8.95">
            <text:p>8.95</text:p>
          </table:table-cell>
          <table:table-cell table:formula="oooc:=ABS([.D107]-[.B107])" office:value-type="float" office:value="3.77">
            <text:p>3.77</text:p>
          </table:table-cell>
          <table:table-cell table:formula="oooc:=ABS([.E107]-[.B107])" office:value-type="float" office:value="1.82">
            <text:p>1.82</text:p>
          </table:table-cell>
          <table:table-cell table:number-columns-repeated="2"/>
        </table:table-row>
        <table:table-row table:style-name="ro1">
          <table:table-cell office:value-type="string">
            <text:p>CAGAAUGUC/GUCUGGCAG</text:p>
          </table:table-cell>
          <table:table-cell office:value-type="float" office:value="47.8">
            <text:p>47.8</text:p>
          </table:table-cell>
          <table:table-cell office:value-type="float" office:value="36.37">
            <text:p>36.37</text:p>
          </table:table-cell>
          <table:table-cell office:value-type="float" office:value="23.42">
            <text:p>23.42</text:p>
          </table:table-cell>
          <table:table-cell office:value-type="float" office:value="37.48">
            <text:p>37.48</text:p>
          </table:table-cell>
          <table:table-cell office:value-type="float" office:value="47.8">
            <text:p>47.8</text:p>
          </table:table-cell>
          <table:table-cell/>
          <table:table-cell table:formula="oooc:=ABS(([.C108]-[.B108])*100/[.B108])" office:value-type="float" office:value="23.9121338912134">
            <text:p>23.91</text:p>
          </table:table-cell>
          <table:table-cell table:formula="oooc:=ABS(([.D108]-[.B108])*100/[.B108])" office:value-type="float" office:value="51.0041841004184">
            <text:p>51</text:p>
          </table:table-cell>
          <table:table-cell table:formula="oooc:=ABS(([.E108]-[.B108])*100/[.B108])" office:value-type="float" office:value="21.5899581589958">
            <text:p>21.59</text:p>
          </table:table-cell>
          <table:table-cell table:number-columns-repeated="2"/>
          <table:table-cell table:formula="oooc:=ABS([.C108]-[.B108])" office:value-type="float" office:value="11.43">
            <text:p>11.43</text:p>
          </table:table-cell>
          <table:table-cell table:formula="oooc:=ABS([.D108]-[.B108])" office:value-type="float" office:value="24.38">
            <text:p>24.38</text:p>
          </table:table-cell>
          <table:table-cell table:formula="oooc:=ABS([.E108]-[.B108])" office:value-type="float" office:value="10.32">
            <text:p>10.32</text:p>
          </table:table-cell>
          <table:table-cell table:number-columns-repeated="2"/>
        </table:table-row>
        <table:table-row table:style-name="ro1">
          <table:table-cell office:value-type="string">
            <text:p>GACGUGCUG/CUGCUUGAC</text:p>
          </table:table-cell>
          <table:table-cell office:value-type="float" office:value="44.4">
            <text:p>44.4</text:p>
          </table:table-cell>
          <table:table-cell office:value-type="float" office:value="51.13">
            <text:p>51.13</text:p>
          </table:table-cell>
          <table:table-cell office:value-type="float" office:value="52.45">
            <text:p>52.45</text:p>
          </table:table-cell>
          <table:table-cell office:value-type="float" office:value="46.87">
            <text:p>46.87</text:p>
          </table:table-cell>
          <table:table-cell office:value-type="float" office:value="44.4">
            <text:p>44.4</text:p>
          </table:table-cell>
          <table:table-cell/>
          <table:table-cell table:formula="oooc:=ABS(([.C109]-[.B109])*100/[.B109])" office:value-type="float" office:value="15.1576576576577">
            <text:p>15.16</text:p>
          </table:table-cell>
          <table:table-cell table:formula="oooc:=ABS(([.D109]-[.B109])*100/[.B109])" office:value-type="float" office:value="18.1306306306306">
            <text:p>18.13</text:p>
          </table:table-cell>
          <table:table-cell table:formula="oooc:=ABS(([.E109]-[.B109])*100/[.B109])" office:value-type="float" office:value="5.56306306306306">
            <text:p>5.56</text:p>
          </table:table-cell>
          <table:table-cell table:number-columns-repeated="2"/>
          <table:table-cell table:formula="oooc:=ABS([.C109]-[.B109])" office:value-type="float" office:value="6.73">
            <text:p>6.73</text:p>
          </table:table-cell>
          <table:table-cell table:formula="oooc:=ABS([.D109]-[.B109])" office:value-type="float" office:value="8.05">
            <text:p>8.05</text:p>
          </table:table-cell>
          <table:table-cell table:formula="oooc:=ABS([.E109]-[.B109])" office:value-type="float" office:value="2.47">
            <text:p>2.47</text:p>
          </table:table-cell>
          <table:table-cell table:number-columns-repeated="2"/>
        </table:table-row>
        <table:table-row table:style-name="ro1">
          <table:table-cell office:value-type="string">
            <text:p>CAGCUGGUC/GUCGUUCAG</text:p>
          </table:table-cell>
          <table:table-cell office:value-type="float" office:value="60">
            <text:p>60</text:p>
          </table:table-cell>
          <table:table-cell office:value-type="float" office:value="51.95">
            <text:p>51.95</text:p>
          </table:table-cell>
          <table:table-cell office:value-type="float" office:value="52.67">
            <text:p>52.67</text:p>
          </table:table-cell>
          <table:table-cell office:value-type="float" office:value="48.16">
            <text:p>48.16</text:p>
          </table:table-cell>
          <table:table-cell office:value-type="float" office:value="60">
            <text:p>60</text:p>
          </table:table-cell>
          <table:table-cell/>
          <table:table-cell table:formula="oooc:=ABS(([.C110]-[.B110])*100/[.B110])" office:value-type="float" office:value="13.4166666666667">
            <text:p>13.42</text:p>
          </table:table-cell>
          <table:table-cell table:formula="oooc:=ABS(([.D110]-[.B110])*100/[.B110])" office:value-type="float" office:value="12.2166666666667">
            <text:p>12.22</text:p>
          </table:table-cell>
          <table:table-cell table:formula="oooc:=ABS(([.E110]-[.B110])*100/[.B110])" office:value-type="float" office:value="19.7333333333333">
            <text:p>19.73</text:p>
          </table:table-cell>
          <table:table-cell table:number-columns-repeated="2"/>
          <table:table-cell table:formula="oooc:=ABS([.C110]-[.B110])" office:value-type="float" office:value="8.05">
            <text:p>8.05</text:p>
          </table:table-cell>
          <table:table-cell table:formula="oooc:=ABS([.D110]-[.B110])" office:value-type="float" office:value="7.33">
            <text:p>7.33</text:p>
          </table:table-cell>
          <table:table-cell table:formula="oooc:=ABS([.E110]-[.B110])" office:value-type="float" office:value="11.84">
            <text:p>11.84</text:p>
          </table:table-cell>
          <table:table-cell table:number-columns-repeated="2"/>
        </table:table-row>
        <table:table-row table:style-name="ro1">
          <table:table-cell office:value-type="string">
            <text:p>GAGUGGAG/CUCUUCUC</text:p>
          </table:table-cell>
          <table:table-cell office:value-type="float" office:value="35.6">
            <text:p>35.6</text:p>
          </table:table-cell>
          <table:table-cell office:value-type="float" office:value="40.26">
            <text:p>40.26</text:p>
          </table:table-cell>
          <table:table-cell office:value-type="float" office:value="42.03">
            <text:p>42.03</text:p>
          </table:table-cell>
          <table:table-cell office:value-type="float" office:value="35.06">
            <text:p>35.06</text:p>
          </table:table-cell>
          <table:table-cell office:value-type="float" office:value="35.6">
            <text:p>35.6</text:p>
          </table:table-cell>
          <table:table-cell/>
          <table:table-cell table:formula="oooc:=ABS(([.C111]-[.B111])*100/[.B111])" office:value-type="float" office:value="13.0898876404494">
            <text:p>13.09</text:p>
          </table:table-cell>
          <table:table-cell table:formula="oooc:=ABS(([.D111]-[.B111])*100/[.B111])" office:value-type="float" office:value="18.061797752809">
            <text:p>18.06</text:p>
          </table:table-cell>
          <table:table-cell table:formula="oooc:=ABS(([.E111]-[.B111])*100/[.B111])" office:value-type="float" office:value="1.51685393258427">
            <text:p>1.52</text:p>
          </table:table-cell>
          <table:table-cell table:number-columns-repeated="2"/>
          <table:table-cell table:formula="oooc:=ABS([.C111]-[.B111])" office:value-type="float" office:value="4.66">
            <text:p>4.66</text:p>
          </table:table-cell>
          <table:table-cell table:formula="oooc:=ABS([.D111]-[.B111])" office:value-type="float" office:value="6.43">
            <text:p>6.43</text:p>
          </table:table-cell>
          <table:table-cell table:formula="oooc:=ABS([.E111]-[.B111])" office:value-type="float" office:value="0.539999999999999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CUCAGCUC/GAGGUGAG</text:p>
          </table:table-cell>
          <table:table-cell office:value-type="float" office:value="34.7">
            <text:p>34.7</text:p>
          </table:table-cell>
          <table:table-cell office:value-type="float" office:value="39.63">
            <text:p>39.63</text:p>
          </table:table-cell>
          <table:table-cell office:value-type="float" office:value="33.99">
            <text:p>33.99</text:p>
          </table:table-cell>
          <table:table-cell office:value-type="float" office:value="34.94">
            <text:p>34.94</text:p>
          </table:table-cell>
          <table:table-cell office:value-type="float" office:value="34.7">
            <text:p>34.7</text:p>
          </table:table-cell>
          <table:table-cell/>
          <table:table-cell table:formula="oooc:=ABS(([.C112]-[.B112])*100/[.B112])" office:value-type="float" office:value="14.207492795389">
            <text:p>14.21</text:p>
          </table:table-cell>
          <table:table-cell table:formula="oooc:=ABS(([.D112]-[.B112])*100/[.B112])" office:value-type="float" office:value="2.04610951008646">
            <text:p>2.05</text:p>
          </table:table-cell>
          <table:table-cell table:formula="oooc:=ABS(([.E112]-[.B112])*100/[.B112])" office:value-type="float" office:value="0.691642651296815">
            <text:p>0.69</text:p>
          </table:table-cell>
          <table:table-cell table:number-columns-repeated="2"/>
          <table:table-cell table:formula="oooc:=ABS([.C112]-[.B112])" office:value-type="float" office:value="4.93">
            <text:p>4.93</text:p>
          </table:table-cell>
          <table:table-cell table:formula="oooc:=ABS([.D112]-[.B112])" office:value-type="float" office:value="0.710000000000001">
            <text:p>0.71</text:p>
          </table:table-cell>
          <table:table-cell table:formula="oooc:=ABS([.E112]-[.B112])" office:value-type="float" office:value="0.239999999999995">
            <text:p>0.24</text:p>
          </table:table-cell>
          <table:table-cell table:number-columns-repeated="2"/>
        </table:table-row>
        <table:table-row table:style-name="ro1">
          <table:table-cell office:value-type="string">
            <text:p>GAGUAGAG/CUCGGCUC</text:p>
          </table:table-cell>
          <table:table-cell office:value-type="float" office:value="34.9">
            <text:p>34.9</text:p>
          </table:table-cell>
          <table:table-cell office:value-type="float" office:value="39.63">
            <text:p>39.63</text:p>
          </table:table-cell>
          <table:table-cell office:value-type="float" office:value="33.99">
            <text:p>33.99</text:p>
          </table:table-cell>
          <table:table-cell office:value-type="float" office:value="34.94">
            <text:p>34.94</text:p>
          </table:table-cell>
          <table:table-cell office:value-type="float" office:value="34.9">
            <text:p>34.9</text:p>
          </table:table-cell>
          <table:table-cell/>
          <table:table-cell table:formula="oooc:=ABS(([.C113]-[.B113])*100/[.B113])" office:value-type="float" office:value="13.5530085959886">
            <text:p>13.55</text:p>
          </table:table-cell>
          <table:table-cell table:formula="oooc:=ABS(([.D113]-[.B113])*100/[.B113])" office:value-type="float" office:value="2.60744985673351">
            <text:p>2.61</text:p>
          </table:table-cell>
          <table:table-cell table:formula="oooc:=ABS(([.E113]-[.B113])*100/[.B113])" office:value-type="float" office:value="0.114613180515757">
            <text:p>0.11</text:p>
          </table:table-cell>
          <table:table-cell table:number-columns-repeated="2"/>
          <table:table-cell table:formula="oooc:=ABS([.C113]-[.B113])" office:value-type="float" office:value="4.73">
            <text:p>4.73</text:p>
          </table:table-cell>
          <table:table-cell table:formula="oooc:=ABS([.D113]-[.B113])" office:value-type="float" office:value="0.909999999999997">
            <text:p>0.91</text:p>
          </table:table-cell>
          <table:table-cell table:formula="oooc:=ABS([.E113]-[.B113])" office:value-type="float" office:value="0.039999999999999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AGCCGCUG/GUCGUUGAC</text:p>
          </table:table-cell>
          <table:table-cell office:value-type="float" office:value="57.3">
            <text:p>57.3</text:p>
          </table:table-cell>
          <table:table-cell office:value-type="float" office:value="53.69">
            <text:p>53.69</text:p>
          </table:table-cell>
          <table:table-cell office:value-type="float" office:value="52.97">
            <text:p>52.97</text:p>
          </table:table-cell>
          <table:table-cell office:value-type="float" office:value="48.31">
            <text:p>48.31</text:p>
          </table:table-cell>
          <table:table-cell office:value-type="float" office:value="57.3">
            <text:p>57.3</text:p>
          </table:table-cell>
          <table:table-cell/>
          <table:table-cell table:formula="oooc:=ABS(([.C114]-[.B114])*100/[.B114])" office:value-type="float" office:value="6.30017452006981">
            <text:p>6.3</text:p>
          </table:table-cell>
          <table:table-cell table:formula="oooc:=ABS(([.D114]-[.B114])*100/[.B114])" office:value-type="float" office:value="7.55671902268761">
            <text:p>7.56</text:p>
          </table:table-cell>
          <table:table-cell table:formula="oooc:=ABS(([.E114]-[.B114])*100/[.B114])" office:value-type="float" office:value="15.6893542757417">
            <text:p>15.69</text:p>
          </table:table-cell>
          <table:table-cell table:number-columns-repeated="2"/>
          <table:table-cell table:formula="oooc:=ABS([.C114]-[.B114])" office:value-type="float" office:value="3.61">
            <text:p>3.61</text:p>
          </table:table-cell>
          <table:table-cell table:formula="oooc:=ABS([.D114]-[.B114])" office:value-type="float" office:value="4.33">
            <text:p>4.33</text:p>
          </table:table-cell>
          <table:table-cell table:formula="oooc:=ABS([.E114]-[.B114])" office:value-type="float" office:value="8.98999999999999">
            <text:p>8.99</text:p>
          </table:table-cell>
          <table:table-cell table:number-columns-repeated="2"/>
        </table:table-row>
        <table:table-row table:style-name="ro1">
          <table:table-cell office:value-type="string">
            <text:p>GAGAGGAG/CUCAUCUC</text:p>
          </table:table-cell>
          <table:table-cell office:value-type="float" office:value="29.9">
            <text:p>29.9</text:p>
          </table:table-cell>
          <table:table-cell table:number-columns-repeated="2" office:value-type="float" office:value="39.17">
            <text:p>39.17</text:p>
          </table:table-cell>
          <table:table-cell office:value-type="float" office:value="32.96">
            <text:p>32.96</text:p>
          </table:table-cell>
          <table:table-cell office:value-type="float" office:value="29.9">
            <text:p>29.9</text:p>
          </table:table-cell>
          <table:table-cell/>
          <table:table-cell table:formula="oooc:=ABS(([.C115]-[.B115])*100/[.B115])" office:value-type="float" office:value="31.0033444816054">
            <text:p>31</text:p>
          </table:table-cell>
          <table:table-cell table:formula="oooc:=ABS(([.D115]-[.B115])*100/[.B115])" office:value-type="float" office:value="31.0033444816054">
            <text:p>31</text:p>
          </table:table-cell>
          <table:table-cell table:formula="oooc:=ABS(([.E115]-[.B115])*100/[.B115])" office:value-type="float" office:value="10.2341137123746">
            <text:p>10.23</text:p>
          </table:table-cell>
          <table:table-cell table:number-columns-repeated="2"/>
          <table:table-cell table:formula="oooc:=ABS([.C115]-[.B115])" office:value-type="float" office:value="9.27">
            <text:p>9.27</text:p>
          </table:table-cell>
          <table:table-cell table:formula="oooc:=ABS([.D115]-[.B115])" office:value-type="float" office:value="9.27">
            <text:p>9.27</text:p>
          </table:table-cell>
          <table:table-cell table:formula="oooc:=ABS([.E115]-[.B115]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103:.H115])" office:value-type="float" office:value="18.6483322612071">
            <text:p>18.65</text:p>
          </table:table-cell>
          <table:table-cell table:formula="oooc:=AVERAGE([.I103:.I115])" office:value-type="float" office:value="20.996618815645">
            <text:p>21</text:p>
          </table:table-cell>
          <table:table-cell table:formula="oooc:=AVERAGE([.J103:.J115])" office:value-type="float" office:value="8.73797226010012">
            <text:p>8.74</text:p>
          </table:table-cell>
          <table:table-cell/>
          <table:table-cell office:value-type="string">
            <text:p>average</text:p>
          </table:table-cell>
          <table:table-cell table:formula="oooc:=AVERAGE([.M103:.M115])" office:value-type="float" office:value="7.25923076923077">
            <text:p>7.26</text:p>
          </table:table-cell>
          <table:table-cell table:formula="oooc:=AVERAGE([.N103:.N115])" office:value-type="float" office:value="8.08846153846154">
            <text:p>8.09</text:p>
          </table:table-cell>
          <table:table-cell table:formula="oooc:=AVERAGE([.O103:.O115])" office:value-type="float" office:value="3.91692307692308">
            <text:p>3.92</text:p>
          </table:table-cell>
          <table:table-cell table:number-columns-repeated="2"/>
        </table:table-row>
      </table:table>
      <table:table table:name="MELTING 4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  <table:table-cell office:value-type="string">
            <text:p>MELTING 4_2 test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DNA single mismatch</text:p>
          </table:table-cell>
          <table:table-cell table:number-columns-repeated="8"/>
          <table:table-cell>
            <draw:frame table:end-cell-address="'MELTING 4_2'.U23" table:end-x="0.974cm" table:end-y="0.428cm" draw:z-index="0" draw:style-name="gr1" svg:width="13.292cm" svg:height="9.979cm" svg:x="1.231cm" svg:y="0.5cm">
              <draw:object draw:notify-on-update-of-ranges="'MELTING 4_2'.C5:'MELTING 4_2'.C5 'MELTING 4_2'.C6:'MELTING 4_2'.C58 'MELTING 4_2'.B6:'MELTING 4_2'.B58 'MELTING 4_2'.D5:'MELTING 4_2'.D5 'MELTING 4_2'.D6:'MELTING 4_2'.D58 'MELTING 4_2'.B6:'MELTING 4_2'.B5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mm.nn </text:p>
          </table:table-cell>
          <table:table-cell office:value-type="string">
            <text:p><text:s/>TmExp </text:p>
          </table:table-cell>
          <table:table-cell table:number-columns-repeated="2"/>
          <table:table-cell office:value-type="string">
            <text:p>error percentage (ABS(Texp – Tcomp)/Texp)</text:p>
          </table:table-cell>
          <table:table-cell office:value-type="string">
            <text:p>dnadnamm.nn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dnadnamm.nn 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4.42">
            <text:p>24.42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7]-[.B7])*100/[.B7])" office:value-type="float" office:value="5.71428571428572">
            <text:p>5.71</text:p>
          </table:table-cell>
          <table:table-cell table:number-columns-repeated="2"/>
          <table:table-cell table:formula="oooc:=ABS([.C7]-[.B7])" office:value-type="float" office:value="1.32">
            <text:p>1.32</text:p>
          </table:table-cell>
          <table:table-cell table:number-columns-repeated="4"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1.1">
            <text:p>51.1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8]-[.B8])*100/[.B8])" office:value-type="float" office:value="1.73076923076923">
            <text:p>1.73</text:p>
          </table:table-cell>
          <table:table-cell table:number-columns-repeated="2"/>
          <table:table-cell table:formula="oooc:=ABS([.C8]-[.B8])" office:value-type="float" office:value="0.899999999999999">
            <text:p>0.9</text:p>
          </table:table-cell>
          <table:table-cell table:number-columns-repeated="4"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4.99">
            <text:p>44.9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9]-[.B9])*100/[.B9])" office:value-type="float" office:value="4.68220338983051">
            <text:p>4.68</text:p>
          </table:table-cell>
          <table:table-cell table:number-columns-repeated="2"/>
          <table:table-cell table:formula="oooc:=ABS([.C9]-[.B9])" office:value-type="float" office:value="2.21">
            <text:p>2.21</text:p>
          </table:table-cell>
          <table:table-cell table:number-columns-repeated="4"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14.08">
            <text:p>14.08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10]-[.B10])*100/[.B10])" office:value-type="float" office:value="5.50335570469799">
            <text:p>5.5</text:p>
          </table:table-cell>
          <table:table-cell table:number-columns-repeated="2"/>
          <table:table-cell table:formula="oooc:=ABS([.C10]-[.B10])" office:value-type="float" office:value="0.82">
            <text:p>0.82</text:p>
          </table:table-cell>
          <table:table-cell table:number-columns-repeated="4"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28">
            <text:p>47.28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11]-[.B11])*100/[.B11])" office:value-type="float" office:value="0.25316455696202">
            <text:p>0.25</text:p>
          </table:table-cell>
          <table:table-cell table:number-columns-repeated="2"/>
          <table:table-cell table:formula="oooc:=ABS([.C11]-[.B11])" office:value-type="float" office:value="0.119999999999997">
            <text:p>0.12</text:p>
          </table:table-cell>
          <table:table-cell table:number-columns-repeated="4"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59">
            <text:p>46.5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2]-[.B12])*100/[.B12])" office:value-type="float" office:value="5.88636363636364">
            <text:p>5.89</text:p>
          </table:table-cell>
          <table:table-cell table:number-columns-repeated="2"/>
          <table:table-cell table:formula="oooc:=ABS([.C12]-[.B12])" office:value-type="float" office:value="2.59">
            <text:p>2.59</text:p>
          </table:table-cell>
          <table:table-cell table:number-columns-repeated="4"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34">
            <text:p>52.34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3]-[.B13])*100/[.B13])" office:value-type="float" office:value="2.02729044834309">
            <text:p>2.03</text:p>
          </table:table-cell>
          <table:table-cell table:number-columns-repeated="2"/>
          <table:table-cell table:formula="oooc:=ABS([.C13]-[.B13])" office:value-type="float" office:value="1.04000000000001">
            <text:p>1.04</text:p>
          </table:table-cell>
          <table:table-cell table:number-columns-repeated="4"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4.83">
            <text:p>44.83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4]-[.B14])*100/[.B14])" office:value-type="float" office:value="4.00428265524626">
            <text:p>4</text:p>
          </table:table-cell>
          <table:table-cell table:number-columns-repeated="2"/>
          <table:table-cell table:formula="oooc:=ABS([.C14]-[.B14])" office:value-type="float" office:value="1.87">
            <text:p>1.87</text:p>
          </table:table-cell>
          <table:table-cell table:number-columns-repeated="4"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49.77">
            <text:p>49.77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5]-[.B15])*100/[.B15])" office:value-type="float" office:value="2.0275590551181">
            <text:p>2.03</text:p>
          </table:table-cell>
          <table:table-cell table:number-columns-repeated="2"/>
          <table:table-cell table:formula="oooc:=ABS([.C15]-[.B15])" office:value-type="float" office:value="1.02999999999999">
            <text:p>1.03</text:p>
          </table:table-cell>
          <table:table-cell table:number-columns-repeated="4"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4.29">
            <text:p>44.2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6]-[.B16])*100/[.B16])" office:value-type="float" office:value="6.16525423728814">
            <text:p>6.17</text:p>
          </table:table-cell>
          <table:table-cell table:number-columns-repeated="2"/>
          <table:table-cell table:formula="oooc:=ABS([.C16]-[.B16])" office:value-type="float" office:value="2.91">
            <text:p>2.91</text:p>
          </table:table-cell>
          <table:table-cell table:number-columns-repeated="4"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2">
            <text:p>5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7]-[.B17])*100/[.B17])" office:value-type="float" office:value="3.58565737051792">
            <text:p>3.59</text:p>
          </table:table-cell>
          <table:table-cell table:number-columns-repeated="2"/>
          <table:table-cell table:formula="oooc:=ABS([.C17]-[.B17]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49.33">
            <text:p>49.33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8]-[.B18])*100/[.B18])" office:value-type="float" office:value="0.673469387755099">
            <text:p>0.67</text:p>
          </table:table-cell>
          <table:table-cell table:number-columns-repeated="2"/>
          <table:table-cell table:formula="oooc:=ABS([.C18]-[.B18])" office:value-type="float" office:value="0.329999999999998">
            <text:p>0.33</text:p>
          </table:table-cell>
          <table:table-cell table:number-columns-repeated="4"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4.94">
            <text:p>14.94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9]-[.B19])*100/[.B19])" office:value-type="float" office:value="27.1219512195122">
            <text:p>27.12</text:p>
          </table:table-cell>
          <table:table-cell table:number-columns-repeated="2"/>
          <table:table-cell table:formula="oooc:=ABS([.C19]-[.B19])" office:value-type="float" office:value="5.56">
            <text:p>5.56</text:p>
          </table:table-cell>
          <table:table-cell table:number-columns-repeated="4"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8.75">
            <text:p>28.75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20]-[.B20])*100/[.B20])" office:value-type="float" office:value="0.524475524475519">
            <text:p>0.52</text:p>
          </table:table-cell>
          <table:table-cell table:number-columns-repeated="2"/>
          <table:table-cell table:formula="oooc:=ABS([.C20]-[.B20])" office:value-type="float" office:value="0.149999999999999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.24">
            <text:p>48.24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21]-[.B21])*100/[.B21])" office:value-type="float" office:value="1.13207547169811">
            <text:p>1.13</text:p>
          </table:table-cell>
          <table:table-cell table:number-columns-repeated="2"/>
          <table:table-cell table:formula="oooc:=ABS([.C21]-[.B21])" office:value-type="float" office:value="0.539999999999999">
            <text:p>0.54</text:p>
          </table:table-cell>
          <table:table-cell table:number-columns-repeated="4"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3.81">
            <text:p>43.81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2]-[.B22])*100/[.B22])" office:value-type="float" office:value="1.88372093023256">
            <text:p>1.88</text:p>
          </table:table-cell>
          <table:table-cell table:number-columns-repeated="2"/>
          <table:table-cell table:formula="oooc:=ABS([.C22]-[.B22])" office:value-type="float" office:value="0.810000000000002">
            <text:p>0.81</text:p>
          </table:table-cell>
          <table:table-cell table:number-columns-repeated="4"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1.75">
            <text:p>51.75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3]-[.B23])*100/[.B23])" office:value-type="float" office:value="3.08988764044944">
            <text:p>3.09</text:p>
          </table:table-cell>
          <table:table-cell table:number-columns-repeated="2"/>
          <table:table-cell table:formula="oooc:=ABS([.C23]-[.B23])" office:value-type="float" office:value="1.65">
            <text:p>1.65</text:p>
          </table:table-cell>
          <table:table-cell table:number-columns-repeated="4"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3.44">
            <text:p>43.44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4]-[.B24])*100/[.B24])" office:value-type="float" office:value="3.25167037861916">
            <text:p>3.25</text:p>
          </table:table-cell>
          <table:table-cell table:number-columns-repeated="2"/>
          <table:table-cell table:formula="oooc:=ABS([.C24]-[.B24])" office:value-type="float" office:value="1.46">
            <text:p>1.46</text:p>
          </table:table-cell>
          <table:table-cell table:number-columns-repeated="4"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2.03">
            <text:p>52.03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5]-[.B25])*100/[.B25])" office:value-type="float" office:value="1.42300194931775">
            <text:p>1.42</text:p>
          </table:table-cell>
          <table:table-cell table:number-columns-repeated="2"/>
          <table:table-cell table:formula="oooc:=ABS([.C25]-[.B25])" office:value-type="float" office:value="0.730000000000004">
            <text:p>0.73</text:p>
          </table:table-cell>
          <table:table-cell table:number-columns-repeated="4"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53">
            <text:p>46.53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6]-[.B26])*100/[.B26])" office:value-type="float" office:value="10.7857142857143">
            <text:p>10.79</text:p>
          </table:table-cell>
          <table:table-cell table:number-columns-repeated="2"/>
          <table:table-cell table:formula="oooc:=ABS([.C26]-[.B26])" office:value-type="float" office:value="4.53">
            <text:p>4.53</text:p>
          </table:table-cell>
          <table:table-cell table:number-columns-repeated="4"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7">
            <text:p>61.7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7]-[.B27])*100/[.B27])" office:value-type="float" office:value="2.83333333333334">
            <text:p>2.83</text:p>
          </table:table-cell>
          <table:table-cell table:number-columns-repeated="2"/>
          <table:table-cell table:formula="oooc:=ABS([.C27]-[.B27])"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36">
            <text:p>51.36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8]-[.B28])*100/[.B28])" office:value-type="float" office:value="7">
            <text:p>7</text:p>
          </table:table-cell>
          <table:table-cell table:number-columns-repeated="2"/>
          <table:table-cell table:formula="oooc:=ABS([.C28]-[.B28])" office:value-type="float" office:value="3.36">
            <text:p>3.36</text:p>
          </table:table-cell>
          <table:table-cell table:number-columns-repeated="4"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42">
            <text:p>42.42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9]-[.B29])*100/[.B29])" office:value-type="float" office:value="1">
            <text:p>1</text:p>
          </table:table-cell>
          <table:table-cell table:number-columns-repeated="2"/>
          <table:table-cell table:formula="oooc:=ABS([.C29]-[.B29])" office:value-type="float" office:value="0.420000000000002">
            <text:p>0.42</text:p>
          </table:table-cell>
          <table:table-cell table:number-columns-repeated="4"/>
        </table:table-row>
        <table:table-row table:style-name="ro1">
          <table:table-cell office:value-type="string">
            <text:p>CCATCGCTACC/GGTAGAGATGG</text:p>
          </table:table-cell>
          <table:table-cell office:value-type="float" office:value="53.7">
            <text:p>53.7</text:p>
          </table:table-cell>
          <table:table-cell office:value-type="float" office:value="52.49">
            <text:p>52.4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30]-[.B30])*100/[.B30])" office:value-type="float" office:value="2.25325884543762">
            <text:p>2.25</text:p>
          </table:table-cell>
          <table:table-cell table:number-columns-repeated="2"/>
          <table:table-cell table:formula="oooc:=ABS([.C30]-[.B30])" office:value-type="float" office:value="1.21">
            <text:p>1.21</text:p>
          </table:table-cell>
          <table:table-cell table:number-columns-repeated="4"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1.23">
            <text:p>31.23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31]-[.B31])*100/[.B31])" office:value-type="float" office:value="22.3134328358209">
            <text:p>22.31</text:p>
          </table:table-cell>
          <table:table-cell table:number-columns-repeated="2"/>
          <table:table-cell table:formula="oooc:=ABS([.C31]-[.B31])" office:value-type="float" office:value="8.97">
            <text:p>8.97</text:p>
          </table:table-cell>
          <table:table-cell table:number-columns-repeated="4"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42">
            <text:p>42.42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2]-[.B32])*100/[.B32])" office:value-type="float" office:value="0.422535211267605">
            <text:p>0.42</text:p>
          </table:table-cell>
          <table:table-cell table:number-columns-repeated="2"/>
          <table:table-cell table:formula="oooc:=ABS([.C32]-[.B32])"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54">
            <text:p>53.54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3]-[.B33])*100/[.B33])" office:value-type="float" office:value="0.639097744360895">
            <text:p>0.64</text:p>
          </table:table-cell>
          <table:table-cell table:number-columns-repeated="2"/>
          <table:table-cell table:formula="oooc:=ABS([.C33]-[.B33])" office:value-type="float" office:value="0.339999999999996">
            <text:p>0.34</text:p>
          </table:table-cell>
          <table:table-cell table:number-columns-repeated="4"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34">
            <text:p>63.34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4]-[.B34])*100/[.B34])" office:value-type="float" office:value="7.17428087986464">
            <text:p>7.17</text:p>
          </table:table-cell>
          <table:table-cell table:number-columns-repeated="2"/>
          <table:table-cell table:formula="oooc:=ABS([.C34]-[.B34])" office:value-type="float" office:value="4.24">
            <text:p>4.24</text:p>
          </table:table-cell>
          <table:table-cell table:number-columns-repeated="4"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1.63">
            <text:p>21.63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5]-[.B35])*100/[.B35])" office:value-type="float" office:value="1.54929577464788">
            <text:p>1.55</text:p>
          </table:table-cell>
          <table:table-cell table:number-columns-repeated="2"/>
          <table:table-cell table:formula="oooc:=ABS([.C35]-[.B35])" office:value-type="float" office:value="0.329999999999998">
            <text:p>0.33</text:p>
          </table:table-cell>
          <table:table-cell table:number-columns-repeated="4"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4.03">
            <text:p>54.03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6]-[.B36])*100/[.B36])" office:value-type="float" office:value="3.34525939177102">
            <text:p>3.35</text:p>
          </table:table-cell>
          <table:table-cell table:number-columns-repeated="2"/>
          <table:table-cell table:formula="oooc:=ABS([.C36]-[.B36])" office:value-type="float" office:value="1.87">
            <text:p>1.87</text:p>
          </table:table-cell>
          <table:table-cell table:number-columns-repeated="4"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2.67">
            <text:p>22.67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7]-[.B37])*100/[.B37])" office:value-type="float" office:value="3.94067796610169">
            <text:p>3.94</text:p>
          </table:table-cell>
          <table:table-cell table:number-columns-repeated="2"/>
          <table:table-cell table:formula="oooc:=ABS([.C37]-[.B37])" office:value-type="float" office:value="0.93">
            <text:p>0.93</text:p>
          </table:table-cell>
          <table:table-cell table:number-columns-repeated="4"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99">
            <text:p>29.99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8]-[.B38])*100/[.B38])" office:value-type="float" office:value="1.02310231023103">
            <text:p>1.02</text:p>
          </table:table-cell>
          <table:table-cell table:number-columns-repeated="2"/>
          <table:table-cell table:formula="oooc:=ABS([.C38]-[.B38])" office:value-type="float" office:value="0.310000000000002">
            <text:p>0.31</text:p>
          </table:table-cell>
          <table:table-cell table:number-columns-repeated="4"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74">
            <text:p>49.74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9]-[.B39])*100/[.B39])" office:value-type="float" office:value="5.82978723404256">
            <text:p>5.83</text:p>
          </table:table-cell>
          <table:table-cell table:number-columns-repeated="2"/>
          <table:table-cell table:formula="oooc:=ABS([.C39]-[.B39])" office:value-type="float" office:value="2.74">
            <text:p>2.74</text:p>
          </table:table-cell>
          <table:table-cell table:number-columns-repeated="4"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6.13">
            <text:p>46.13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40]-[.B40])*100/[.B40])" office:value-type="float" office:value="0.36717062634988">
            <text:p>0.37</text:p>
          </table:table-cell>
          <table:table-cell table:number-columns-repeated="2"/>
          <table:table-cell table:formula="oooc:=ABS([.C40]-[.B40])" office:value-type="float" office:value="0.169999999999995">
            <text:p>0.17</text:p>
          </table:table-cell>
          <table:table-cell table:number-columns-repeated="4"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1.47">
            <text:p>21.47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41]-[.B41])*100/[.B41])" office:value-type="float" office:value="3.28828828828829">
            <text:p>3.29</text:p>
          </table:table-cell>
          <table:table-cell table:number-columns-repeated="2"/>
          <table:table-cell table:formula="oooc:=ABS([.C41]-[.B41])" office:value-type="float" office:value="0.73">
            <text:p>0.73</text:p>
          </table:table-cell>
          <table:table-cell table:number-columns-repeated="4"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4.99">
            <text:p>44.9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2]-[.B42])*100/[.B42])" office:value-type="float" office:value="4.47983014861996">
            <text:p>4.48</text:p>
          </table:table-cell>
          <table:table-cell table:number-columns-repeated="2"/>
          <table:table-cell table:formula="oooc:=ABS([.C42]-[.B42])" office:value-type="float" office:value="2.11">
            <text:p>2.11</text:p>
          </table:table-cell>
          <table:table-cell table:number-columns-repeated="4"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50.12">
            <text:p>50.12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3]-[.B43])*100/[.B43])" office:value-type="float" office:value="5.96194503171247">
            <text:p>5.96</text:p>
          </table:table-cell>
          <table:table-cell table:number-columns-repeated="2"/>
          <table:table-cell table:formula="oooc:=ABS([.C43]-[.B43])" office:value-type="float" office:value="2.82">
            <text:p>2.82</text:p>
          </table:table-cell>
          <table:table-cell table:number-columns-repeated="4"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28">
            <text:p>47.28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4]-[.B44])*100/[.B44])" office:value-type="float" office:value="2.71604938271605">
            <text:p>2.72</text:p>
          </table:table-cell>
          <table:table-cell table:number-columns-repeated="2"/>
          <table:table-cell table:formula="oooc:=ABS([.C44]-[.B44])" office:value-type="float" office:value="1.32">
            <text:p>1.32</text:p>
          </table:table-cell>
          <table:table-cell table:number-columns-repeated="4"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5.19">
            <text:p>45.1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5]-[.B45])*100/[.B45])" office:value-type="float" office:value="4.05520169851381">
            <text:p>4.06</text:p>
          </table:table-cell>
          <table:table-cell table:number-columns-repeated="2"/>
          <table:table-cell table:formula="oooc:=ABS([.C45]-[.B45])" office:value-type="float" office:value="1.91">
            <text:p>1.91</text:p>
          </table:table-cell>
          <table:table-cell table:number-columns-repeated="4"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1.8">
            <text:p>51.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6]-[.B46])*100/[.B46])" office:value-type="float" office:value="8.59538784067085">
            <text:p>8.6</text:p>
          </table:table-cell>
          <table:table-cell table:number-columns-repeated="2"/>
          <table:table-cell table:formula="oooc:=ABS([.C46]-[.B46])" office:value-type="float" office:value="4.09999999999999">
            <text:p>4.1</text:p>
          </table:table-cell>
          <table:table-cell table:number-columns-repeated="4"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3.75">
            <text:p>23.75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7]-[.B47])*100/[.B47])" office:value-type="float" office:value="56.581352833638">
            <text:p>56.58</text:p>
          </table:table-cell>
          <table:table-cell table:number-columns-repeated="2"/>
          <table:table-cell table:formula="oooc:=ABS([.C47]-[.B47])" office:value-type="float" office:value="30.95">
            <text:p>30.95</text:p>
          </table:table-cell>
          <table:table-cell table:number-columns-repeated="4"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0.17">
            <text:p>50.17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8]-[.B48])*100/[.B48])" office:value-type="float" office:value="1.1491935483871">
            <text:p>1.15</text:p>
          </table:table-cell>
          <table:table-cell table:number-columns-repeated="2"/>
          <table:table-cell table:formula="oooc:=ABS([.C48]-[.B48])" office:value-type="float" office:value="0.57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1.52">
            <text:p>41.52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9]-[.B49])*100/[.B49])" office:value-type="float" office:value="4.33179723502303">
            <text:p>4.33</text:p>
          </table:table-cell>
          <table:table-cell table:number-columns-repeated="2"/>
          <table:table-cell table:formula="oooc:=ABS([.C49]-[.B49])" office:value-type="float" office:value="1.88">
            <text:p>1.88</text:p>
          </table:table-cell>
          <table:table-cell table:number-columns-repeated="4"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7.65">
            <text:p>47.65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50]-[.B50])*100/[.B50])" office:value-type="float" office:value="1.75257731958763">
            <text:p>1.75</text:p>
          </table:table-cell>
          <table:table-cell table:number-columns-repeated="2"/>
          <table:table-cell table:formula="oooc:=ABS([.C50]-[.B50])" office:value-type="float" office:value="0.850000000000001">
            <text:p>0.85</text:p>
          </table:table-cell>
          <table:table-cell table:number-columns-repeated="4"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4.1">
            <text:p>54.1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51]-[.B51])*100/[.B51])" office:value-type="float" office:value="3.63984674329502">
            <text:p>3.64</text:p>
          </table:table-cell>
          <table:table-cell table:number-columns-repeated="2"/>
          <table:table-cell table:formula="oooc:=ABS([.C51]-[.B51])" office:value-type="float" office:value="1.9">
            <text:p>1.9</text:p>
          </table:table-cell>
          <table:table-cell table:number-columns-repeated="4"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91">
            <text:p>51.91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2]-[.B52])*100/[.B52])" office:value-type="float" office:value="1.12380952380953">
            <text:p>1.12</text:p>
          </table:table-cell>
          <table:table-cell table:number-columns-repeated="2"/>
          <table:table-cell table:formula="oooc:=ABS([.C52]-[.B52])" office:value-type="float" office:value="0.590000000000003">
            <text:p>0.59</text:p>
          </table:table-cell>
          <table:table-cell table:number-columns-repeated="4"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6.25">
            <text:p>26.25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3]-[.B53])*100/[.B53])" office:value-type="float" office:value="9.83263598326361">
            <text:p>9.83</text:p>
          </table:table-cell>
          <table:table-cell table:number-columns-repeated="2"/>
          <table:table-cell table:formula="oooc:=ABS([.C53]-[.B53])" office:value-type="float" office:value="2.35">
            <text:p>2.35</text:p>
          </table:table-cell>
          <table:table-cell table:number-columns-repeated="4"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81">
            <text:p>38.81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4]-[.B54])*100/[.B54])" office:value-type="float" office:value="7.37470167064438">
            <text:p>7.37</text:p>
          </table:table-cell>
          <table:table-cell table:number-columns-repeated="2"/>
          <table:table-cell table:formula="oooc:=ABS([.C54]-[.B54])" office:value-type="float" office:value="3.09">
            <text:p>3.09</text:p>
          </table:table-cell>
          <table:table-cell table:number-columns-repeated="4"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91">
            <text:p>51.91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5]-[.B55])*100/[.B55])" office:value-type="float" office:value="3.81999999999999">
            <text:p>3.82</text:p>
          </table:table-cell>
          <table:table-cell table:number-columns-repeated="2"/>
          <table:table-cell table:formula="oooc:=ABS([.C55]-[.B55])" office:value-type="float" office:value="1.91">
            <text:p>1.91</text:p>
          </table:table-cell>
          <table:table-cell table:number-columns-repeated="4"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35">
            <text:p>52.35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6]-[.B56])*100/[.B56])" office:value-type="float" office:value="2.64705882352941">
            <text:p>2.65</text:p>
          </table:table-cell>
          <table:table-cell table:number-columns-repeated="2"/>
          <table:table-cell table:formula="oooc:=ABS([.C56]-[.B56])" office:value-type="float" office:value="1.35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81">
            <text:p>38.81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7]-[.B57])*100/[.B57])" office:value-type="float" office:value="9.53379953379953">
            <text:p>9.53</text:p>
          </table:table-cell>
          <table:table-cell table:number-columns-repeated="2"/>
          <table:table-cell table:formula="oooc:=ABS([.C57]-[.B57])" office:value-type="float" office:value="4.09">
            <text:p>4.09</text:p>
          </table:table-cell>
          <table:table-cell table:number-columns-repeated="4"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5.23">
            <text:p>45.23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8]-[.B58])*100/[.B58])" office:value-type="float" office:value="4.97899159663867">
            <text:p>4.98</text:p>
          </table:table-cell>
          <table:table-cell table:number-columns-repeated="2"/>
          <table:table-cell table:formula="oooc:=ABS([.C58]-[.B58])" office:value-type="float" office:value="2.37">
            <text:p>2.3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7:.H58])" office:value-type="float" office:value="5.51961254120314">
            <text:p>5.52</text:p>
          </table:table-cell>
          <table:table-cell/>
          <table:table-cell office:value-type="string">
            <text:p>average</text:p>
          </table:table-cell>
          <table:table-cell table:formula="oooc:=AVERAGE([.K7:.K58])" office:value-type="float" office:value="2.38519230769231">
            <text:p>2.39</text:p>
          </table:table-cell>
          <table:table-cell table:number-columns-repeated="4"/>
        </table:table-row>
      </table:table>
      <table:table table:name="MELTING 4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mm.nn </text:p>
          </table:table-cell>
          <table:table-cell office:value-type="string">
            <text:p><text:s/>TmExp </text:p>
          </table:table-cell>
          <table:table-cell table:number-columns-repeated="2"/>
          <table:table-cell office:value-type="string">
            <text:p>error percentage (ABS(Texp – Tcomp)/Texp)</text:p>
          </table:table-cell>
          <table:table-cell office:value-type="string">
            <text:p>dnadnamm.nn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dnadnamm.nn</text:p>
          </table:table-cell>
          <table:table-cell table:number-columns-repeated="2"/>
          <table:table-cell>
            <draw:frame table:end-cell-address="'MELTING 4_3'.S23" table:end-x="1.772cm" table:end-y="0.19cm" draw:z-index="0" draw:style-name="gr1" svg:width="11.19cm" svg:height="9.131cm" svg:x="1.872cm" svg:y="0.105cm">
              <draw:object draw:notify-on-update-of-ranges="'MELTING 4_3'.C5:'MELTING 4_3'.C5 'MELTING 4_3'.C6:'MELTING 4_3'.C58 'MELTING 4_3'.B6:'MELTING 4_3'.B58 'MELTING 4_3'.D5:'MELTING 4_3'.D5 'MELTING 4_3'.D6:'MELTING 4_3'.D58 'MELTING 4_3'.B6:'MELTING 4_3'.B5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4.42">
            <text:p>24.42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7]-[.B7])*100/[.B7])" office:value-type="float" office:value="5.71428571428572">
            <text:p>5.71</text:p>
          </table:table-cell>
          <table:table-cell table:number-columns-repeated="2"/>
          <table:table-cell table:formula="oooc:=ABS([.C7]-[.B7])" office:value-type="float" office:value="1.32">
            <text:p>1.32</text:p>
          </table:table-cell>
          <table:table-cell table:number-columns-repeated="3"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1.1">
            <text:p>51.1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8]-[.B8])*100/[.B8])" office:value-type="float" office:value="1.73076923076923">
            <text:p>1.73</text:p>
          </table:table-cell>
          <table:table-cell table:number-columns-repeated="2"/>
          <table:table-cell table:formula="oooc:=ABS([.C8]-[.B8])" office:value-type="float" office:value="0.89999999999999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4.99">
            <text:p>44.9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9]-[.B9])*100/[.B9])" office:value-type="float" office:value="4.68220338983051">
            <text:p>4.68</text:p>
          </table:table-cell>
          <table:table-cell table:number-columns-repeated="2"/>
          <table:table-cell table:formula="oooc:=ABS([.C9]-[.B9])" office:value-type="float" office:value="2.21">
            <text:p>2.21</text:p>
          </table:table-cell>
          <table:table-cell table:number-columns-repeated="3"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14.08">
            <text:p>14.08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10]-[.B10])*100/[.B10])" office:value-type="float" office:value="5.50335570469799">
            <text:p>5.5</text:p>
          </table:table-cell>
          <table:table-cell table:number-columns-repeated="2"/>
          <table:table-cell table:formula="oooc:=ABS([.C10]-[.B10])" office:value-type="float" office:value="0.82">
            <text:p>0.82</text:p>
          </table:table-cell>
          <table:table-cell table:number-columns-repeated="3"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28">
            <text:p>47.28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11]-[.B11])*100/[.B11])" office:value-type="float" office:value="0.25316455696202">
            <text:p>0.25</text:p>
          </table:table-cell>
          <table:table-cell table:number-columns-repeated="2"/>
          <table:table-cell table:formula="oooc:=ABS([.C11]-[.B11])" office:value-type="float" office:value="0.119999999999997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59">
            <text:p>46.5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2]-[.B12])*100/[.B12])" office:value-type="float" office:value="5.88636363636364">
            <text:p>5.89</text:p>
          </table:table-cell>
          <table:table-cell table:number-columns-repeated="2"/>
          <table:table-cell table:formula="oooc:=ABS([.C12]-[.B12])" office:value-type="float" office:value="2.59">
            <text:p>2.59</text:p>
          </table:table-cell>
          <table:table-cell table:number-columns-repeated="3"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34">
            <text:p>52.34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3]-[.B13])*100/[.B13])" office:value-type="float" office:value="2.02729044834309">
            <text:p>2.03</text:p>
          </table:table-cell>
          <table:table-cell table:number-columns-repeated="2"/>
          <table:table-cell table:formula="oooc:=ABS([.C13]-[.B13])" office:value-type="float" office:value="1.04000000000001">
            <text:p>1.04</text:p>
          </table:table-cell>
          <table:table-cell table:number-columns-repeated="3"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4.83">
            <text:p>44.83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4]-[.B14])*100/[.B14])" office:value-type="float" office:value="4.00428265524626">
            <text:p>4</text:p>
          </table:table-cell>
          <table:table-cell table:number-columns-repeated="2"/>
          <table:table-cell table:formula="oooc:=ABS([.C14]-[.B14])" office:value-type="float" office:value="1.87">
            <text:p>1.87</text:p>
          </table:table-cell>
          <table:table-cell table:number-columns-repeated="3"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49.77">
            <text:p>49.77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5]-[.B15])*100/[.B15])" office:value-type="float" office:value="2.0275590551181">
            <text:p>2.03</text:p>
          </table:table-cell>
          <table:table-cell table:number-columns-repeated="2"/>
          <table:table-cell table:formula="oooc:=ABS([.C15]-[.B15])" office:value-type="float" office:value="1.02999999999999">
            <text:p>1.03</text:p>
          </table:table-cell>
          <table:table-cell table:number-columns-repeated="3"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4.29">
            <text:p>44.2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6]-[.B16])*100/[.B16])" office:value-type="float" office:value="6.16525423728814">
            <text:p>6.17</text:p>
          </table:table-cell>
          <table:table-cell table:number-columns-repeated="2"/>
          <table:table-cell table:formula="oooc:=ABS([.C16]-[.B16]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2">
            <text:p>5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7]-[.B17])*100/[.B17])" office:value-type="float" office:value="3.58565737051792">
            <text:p>3.59</text:p>
          </table:table-cell>
          <table:table-cell table:number-columns-repeated="2"/>
          <table:table-cell table:formula="oooc:=ABS([.C17]-[.B17])" office:value-type="float" office:value="1.8">
            <text:p>1.8</text:p>
          </table:table-cell>
          <table:table-cell table:number-columns-repeated="3"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49.33">
            <text:p>49.33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8]-[.B18])*100/[.B18])" office:value-type="float" office:value="0.673469387755099">
            <text:p>0.67</text:p>
          </table:table-cell>
          <table:table-cell table:number-columns-repeated="2"/>
          <table:table-cell table:formula="oooc:=ABS([.C18]-[.B18]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4.94">
            <text:p>14.94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9]-[.B19])*100/[.B19])" office:value-type="float" office:value="27.1219512195122">
            <text:p>27.12</text:p>
          </table:table-cell>
          <table:table-cell table:number-columns-repeated="2"/>
          <table:table-cell table:formula="oooc:=ABS([.C19]-[.B19])" office:value-type="float" office:value="5.56">
            <text:p>5.56</text:p>
          </table:table-cell>
          <table:table-cell table:number-columns-repeated="3"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8.75">
            <text:p>28.75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20]-[.B20])*100/[.B20])" office:value-type="float" office:value="0.524475524475519">
            <text:p>0.52</text:p>
          </table:table-cell>
          <table:table-cell table:number-columns-repeated="2"/>
          <table:table-cell table:formula="oooc:=ABS([.C20]-[.B20])" office:value-type="float" office:value="0.149999999999999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.24">
            <text:p>48.24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21]-[.B21])*100/[.B21])" office:value-type="float" office:value="1.13207547169811">
            <text:p>1.13</text:p>
          </table:table-cell>
          <table:table-cell table:number-columns-repeated="2"/>
          <table:table-cell table:formula="oooc:=ABS([.C21]-[.B21])" office:value-type="float" office:value="0.539999999999999">
            <text:p>0.54</text:p>
          </table:table-cell>
          <table:table-cell table:number-columns-repeated="3"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3.81">
            <text:p>43.81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2]-[.B22])*100/[.B22])" office:value-type="float" office:value="1.88372093023256">
            <text:p>1.88</text:p>
          </table:table-cell>
          <table:table-cell table:number-columns-repeated="2"/>
          <table:table-cell table:formula="oooc:=ABS([.C22]-[.B22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1.75">
            <text:p>51.75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3]-[.B23])*100/[.B23])" office:value-type="float" office:value="3.08988764044944">
            <text:p>3.09</text:p>
          </table:table-cell>
          <table:table-cell table:number-columns-repeated="2"/>
          <table:table-cell table:formula="oooc:=ABS([.C23]-[.B23])" office:value-type="float" office:value="1.65">
            <text:p>1.65</text:p>
          </table:table-cell>
          <table:table-cell table:number-columns-repeated="3"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3.44">
            <text:p>43.44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4]-[.B24])*100/[.B24])" office:value-type="float" office:value="3.25167037861916">
            <text:p>3.25</text:p>
          </table:table-cell>
          <table:table-cell table:number-columns-repeated="2"/>
          <table:table-cell table:formula="oooc:=ABS([.C24]-[.B24])" office:value-type="float" office:value="1.46">
            <text:p>1.46</text:p>
          </table:table-cell>
          <table:table-cell table:number-columns-repeated="3"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2.03">
            <text:p>52.03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5]-[.B25])*100/[.B25])" office:value-type="float" office:value="1.42300194931775">
            <text:p>1.42</text:p>
          </table:table-cell>
          <table:table-cell table:number-columns-repeated="2"/>
          <table:table-cell table:formula="oooc:=ABS([.C25]-[.B25])" office:value-type="float" office:value="0.730000000000004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53">
            <text:p>46.53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6]-[.B26])*100/[.B26])" office:value-type="float" office:value="10.7857142857143">
            <text:p>10.79</text:p>
          </table:table-cell>
          <table:table-cell table:number-columns-repeated="2"/>
          <table:table-cell table:formula="oooc:=ABS([.C26]-[.B26])" office:value-type="float" office:value="4.53">
            <text:p>4.53</text:p>
          </table:table-cell>
          <table:table-cell table:number-columns-repeated="3"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7">
            <text:p>61.7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7]-[.B27])*100/[.B27])" office:value-type="float" office:value="2.83333333333334">
            <text:p>2.83</text:p>
          </table:table-cell>
          <table:table-cell table:number-columns-repeated="2"/>
          <table:table-cell table:formula="oooc:=ABS([.C27]-[.B27])"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36">
            <text:p>51.36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8]-[.B28])*100/[.B28])" office:value-type="float" office:value="7">
            <text:p>7</text:p>
          </table:table-cell>
          <table:table-cell table:number-columns-repeated="2"/>
          <table:table-cell table:formula="oooc:=ABS([.C28]-[.B28])" office:value-type="float" office:value="3.36">
            <text:p>3.36</text:p>
          </table:table-cell>
          <table:table-cell table:number-columns-repeated="3"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42">
            <text:p>42.42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9]-[.B29])*100/[.B29])" office:value-type="float" office:value="1">
            <text:p>1</text:p>
          </table:table-cell>
          <table:table-cell table:number-columns-repeated="2"/>
          <table:table-cell table:formula="oooc:=ABS([.C29]-[.B29])" office:value-type="float" office:value="0.420000000000002">
            <text:p>0.42</text:p>
          </table:table-cell>
          <table:table-cell table:number-columns-repeated="3"/>
        </table:table-row>
        <table:table-row table:style-name="ro1">
          <table:table-cell office:value-type="string">
            <text:p>CCATCGCTACC/GGTAGAGATGG</text:p>
          </table:table-cell>
          <table:table-cell office:value-type="float" office:value="53.7">
            <text:p>53.7</text:p>
          </table:table-cell>
          <table:table-cell office:value-type="float" office:value="52.49">
            <text:p>52.4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30]-[.B30])*100/[.B30])" office:value-type="float" office:value="2.25325884543762">
            <text:p>2.25</text:p>
          </table:table-cell>
          <table:table-cell table:number-columns-repeated="2"/>
          <table:table-cell table:formula="oooc:=ABS([.C30]-[.B30])" office:value-type="float" office:value="1.21">
            <text:p>1.21</text:p>
          </table:table-cell>
          <table:table-cell table:number-columns-repeated="3"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1.23">
            <text:p>31.23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31]-[.B31])*100/[.B31])" office:value-type="float" office:value="22.3134328358209">
            <text:p>22.31</text:p>
          </table:table-cell>
          <table:table-cell table:number-columns-repeated="2"/>
          <table:table-cell table:formula="oooc:=ABS([.C31]-[.B31])" office:value-type="float" office:value="8.97">
            <text:p>8.97</text:p>
          </table:table-cell>
          <table:table-cell table:number-columns-repeated="3"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42">
            <text:p>42.42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2]-[.B32])*100/[.B32])" office:value-type="float" office:value="0.422535211267605">
            <text:p>0.42</text:p>
          </table:table-cell>
          <table:table-cell table:number-columns-repeated="2"/>
          <table:table-cell table:formula="oooc:=ABS([.C32]-[.B32])" office:value-type="float" office:value="0.18">
            <text:p>0.18</text:p>
          </table:table-cell>
          <table:table-cell table:number-columns-repeated="3"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54">
            <text:p>53.54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3]-[.B33])*100/[.B33])" office:value-type="float" office:value="0.639097744360895">
            <text:p>0.64</text:p>
          </table:table-cell>
          <table:table-cell table:number-columns-repeated="2"/>
          <table:table-cell table:formula="oooc:=ABS([.C33]-[.B33])" office:value-type="float" office:value="0.339999999999996">
            <text:p>0.34</text:p>
          </table:table-cell>
          <table:table-cell table:number-columns-repeated="3"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34">
            <text:p>63.34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4]-[.B34])*100/[.B34])" office:value-type="float" office:value="7.17428087986464">
            <text:p>7.17</text:p>
          </table:table-cell>
          <table:table-cell table:number-columns-repeated="2"/>
          <table:table-cell table:formula="oooc:=ABS([.C34]-[.B34])" office:value-type="float" office:value="4.24">
            <text:p>4.24</text:p>
          </table:table-cell>
          <table:table-cell table:number-columns-repeated="3"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1.63">
            <text:p>21.63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5]-[.B35])*100/[.B35])" office:value-type="float" office:value="1.54929577464788">
            <text:p>1.55</text:p>
          </table:table-cell>
          <table:table-cell table:number-columns-repeated="2"/>
          <table:table-cell table:formula="oooc:=ABS([.C35]-[.B35]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4.03">
            <text:p>54.03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6]-[.B36])*100/[.B36])" office:value-type="float" office:value="3.34525939177102">
            <text:p>3.35</text:p>
          </table:table-cell>
          <table:table-cell table:number-columns-repeated="2"/>
          <table:table-cell table:formula="oooc:=ABS([.C36]-[.B36])" office:value-type="float" office:value="1.87">
            <text:p>1.87</text:p>
          </table:table-cell>
          <table:table-cell table:number-columns-repeated="3"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2.67">
            <text:p>22.67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7]-[.B37])*100/[.B37])" office:value-type="float" office:value="3.94067796610169">
            <text:p>3.94</text:p>
          </table:table-cell>
          <table:table-cell table:number-columns-repeated="2"/>
          <table:table-cell table:formula="oooc:=ABS([.C37]-[.B37])" office:value-type="float" office:value="0.93">
            <text:p>0.93</text:p>
          </table:table-cell>
          <table:table-cell table:number-columns-repeated="3"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99">
            <text:p>29.99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8]-[.B38])*100/[.B38])" office:value-type="float" office:value="1.02310231023103">
            <text:p>1.02</text:p>
          </table:table-cell>
          <table:table-cell table:number-columns-repeated="2"/>
          <table:table-cell table:formula="oooc:=ABS([.C38]-[.B38])" office:value-type="float" office:value="0.310000000000002">
            <text:p>0.31</text:p>
          </table:table-cell>
          <table:table-cell table:number-columns-repeated="3"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74">
            <text:p>49.74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9]-[.B39])*100/[.B39])" office:value-type="float" office:value="5.82978723404256">
            <text:p>5.83</text:p>
          </table:table-cell>
          <table:table-cell table:number-columns-repeated="2"/>
          <table:table-cell table:formula="oooc:=ABS([.C39]-[.B39])" office:value-type="float" office:value="2.74">
            <text:p>2.74</text:p>
          </table:table-cell>
          <table:table-cell table:number-columns-repeated="3"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6.13">
            <text:p>46.13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40]-[.B40])*100/[.B40])" office:value-type="float" office:value="0.36717062634988">
            <text:p>0.37</text:p>
          </table:table-cell>
          <table:table-cell table:number-columns-repeated="2"/>
          <table:table-cell table:formula="oooc:=ABS([.C40]-[.B40])" office:value-type="float" office:value="0.169999999999995">
            <text:p>0.17</text:p>
          </table:table-cell>
          <table:table-cell table:number-columns-repeated="3"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1.47">
            <text:p>21.47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41]-[.B41])*100/[.B41])" office:value-type="float" office:value="3.28828828828829">
            <text:p>3.29</text:p>
          </table:table-cell>
          <table:table-cell table:number-columns-repeated="2"/>
          <table:table-cell table:formula="oooc:=ABS([.C41]-[.B41])" office:value-type="float" office:value="0.73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4.99">
            <text:p>44.9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2]-[.B42])*100/[.B42])" office:value-type="float" office:value="4.47983014861996">
            <text:p>4.48</text:p>
          </table:table-cell>
          <table:table-cell table:number-columns-repeated="2"/>
          <table:table-cell table:formula="oooc:=ABS([.C42]-[.B42])" office:value-type="float" office:value="2.11">
            <text:p>2.11</text:p>
          </table:table-cell>
          <table:table-cell table:number-columns-repeated="3"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50.12">
            <text:p>50.12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3]-[.B43])*100/[.B43])" office:value-type="float" office:value="5.96194503171247">
            <text:p>5.96</text:p>
          </table:table-cell>
          <table:table-cell table:number-columns-repeated="2"/>
          <table:table-cell table:formula="oooc:=ABS([.C43]-[.B43])" office:value-type="float" office:value="2.82">
            <text:p>2.82</text:p>
          </table:table-cell>
          <table:table-cell table:number-columns-repeated="3"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28">
            <text:p>47.28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4]-[.B44])*100/[.B44])" office:value-type="float" office:value="2.71604938271605">
            <text:p>2.72</text:p>
          </table:table-cell>
          <table:table-cell table:number-columns-repeated="2"/>
          <table:table-cell table:formula="oooc:=ABS([.C44]-[.B44])" office:value-type="float" office:value="1.32">
            <text:p>1.32</text:p>
          </table:table-cell>
          <table:table-cell table:number-columns-repeated="3"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5.19">
            <text:p>45.1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5]-[.B45])*100/[.B45])" office:value-type="float" office:value="4.05520169851381">
            <text:p>4.06</text:p>
          </table:table-cell>
          <table:table-cell table:number-columns-repeated="2"/>
          <table:table-cell table:formula="oooc:=ABS([.C45]-[.B45])" office:value-type="float" office:value="1.91">
            <text:p>1.91</text:p>
          </table:table-cell>
          <table:table-cell table:number-columns-repeated="3"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1.8">
            <text:p>51.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6]-[.B46])*100/[.B46])" office:value-type="float" office:value="8.59538784067085">
            <text:p>8.6</text:p>
          </table:table-cell>
          <table:table-cell table:number-columns-repeated="2"/>
          <table:table-cell table:formula="oooc:=ABS([.C46]-[.B46])" office:value-type="float" office:value="4.09999999999999">
            <text:p>4.1</text:p>
          </table:table-cell>
          <table:table-cell table:number-columns-repeated="3"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3.75">
            <text:p>23.75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7]-[.B47])*100/[.B47])" office:value-type="float" office:value="56.581352833638">
            <text:p>56.58</text:p>
          </table:table-cell>
          <table:table-cell table:number-columns-repeated="2"/>
          <table:table-cell table:formula="oooc:=ABS([.C47]-[.B47])" office:value-type="float" office:value="30.95">
            <text:p>30.95</text:p>
          </table:table-cell>
          <table:table-cell table:number-columns-repeated="3"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0.17">
            <text:p>50.17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8]-[.B48])*100/[.B48])" office:value-type="float" office:value="1.1491935483871">
            <text:p>1.15</text:p>
          </table:table-cell>
          <table:table-cell table:number-columns-repeated="2"/>
          <table:table-cell table:formula="oooc:=ABS([.C48]-[.B48])" office:value-type="float" office:value="0.57">
            <text:p>0.57</text:p>
          </table:table-cell>
          <table:table-cell table:number-columns-repeated="3"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1.52">
            <text:p>41.52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9]-[.B49])*100/[.B49])" office:value-type="float" office:value="4.33179723502303">
            <text:p>4.33</text:p>
          </table:table-cell>
          <table:table-cell table:number-columns-repeated="2"/>
          <table:table-cell table:formula="oooc:=ABS([.C49]-[.B49])" office:value-type="float" office:value="1.88">
            <text:p>1.88</text:p>
          </table:table-cell>
          <table:table-cell table:number-columns-repeated="3"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7.65">
            <text:p>47.65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50]-[.B50])*100/[.B50])" office:value-type="float" office:value="1.75257731958763">
            <text:p>1.75</text:p>
          </table:table-cell>
          <table:table-cell table:number-columns-repeated="2"/>
          <table:table-cell table:formula="oooc:=ABS([.C50]-[.B50])" office:value-type="float" office:value="0.850000000000001">
            <text:p>0.85</text:p>
          </table:table-cell>
          <table:table-cell table:number-columns-repeated="3"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4.1">
            <text:p>54.1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51]-[.B51])*100/[.B51])" office:value-type="float" office:value="3.63984674329502">
            <text:p>3.64</text:p>
          </table:table-cell>
          <table:table-cell table:number-columns-repeated="2"/>
          <table:table-cell table:formula="oooc:=ABS([.C51]-[.B51])" office:value-type="float" office:value="1.9">
            <text:p>1.9</text:p>
          </table:table-cell>
          <table:table-cell table:number-columns-repeated="3"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91">
            <text:p>51.91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2]-[.B52])*100/[.B52])" office:value-type="float" office:value="1.12380952380953">
            <text:p>1.12</text:p>
          </table:table-cell>
          <table:table-cell table:number-columns-repeated="2"/>
          <table:table-cell table:formula="oooc:=ABS([.C52]-[.B52])" office:value-type="float" office:value="0.590000000000003">
            <text:p>0.59</text:p>
          </table:table-cell>
          <table:table-cell table:number-columns-repeated="3"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6.25">
            <text:p>26.25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3]-[.B53])*100/[.B53])" office:value-type="float" office:value="9.83263598326361">
            <text:p>9.83</text:p>
          </table:table-cell>
          <table:table-cell table:number-columns-repeated="2"/>
          <table:table-cell table:formula="oooc:=ABS([.C53]-[.B53]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81">
            <text:p>38.81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4]-[.B54])*100/[.B54])" office:value-type="float" office:value="7.37470167064438">
            <text:p>7.37</text:p>
          </table:table-cell>
          <table:table-cell table:number-columns-repeated="2"/>
          <table:table-cell table:formula="oooc:=ABS([.C54]-[.B54])" office:value-type="float" office:value="3.09">
            <text:p>3.09</text:p>
          </table:table-cell>
          <table:table-cell table:number-columns-repeated="3"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91">
            <text:p>51.91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5]-[.B55])*100/[.B55])" office:value-type="float" office:value="3.81999999999999">
            <text:p>3.82</text:p>
          </table:table-cell>
          <table:table-cell table:number-columns-repeated="2"/>
          <table:table-cell table:formula="oooc:=ABS([.C55]-[.B55])" office:value-type="float" office:value="1.91">
            <text:p>1.91</text:p>
          </table:table-cell>
          <table:table-cell table:number-columns-repeated="3"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35">
            <text:p>52.35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6]-[.B56])*100/[.B56])" office:value-type="float" office:value="2.64705882352941">
            <text:p>2.65</text:p>
          </table:table-cell>
          <table:table-cell table:number-columns-repeated="2"/>
          <table:table-cell table:formula="oooc:=ABS([.C56]-[.B56])" office:value-type="float" office:value="1.35">
            <text:p>1.35</text:p>
          </table:table-cell>
          <table:table-cell table:number-columns-repeated="3"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81">
            <text:p>38.81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7]-[.B57])*100/[.B57])" office:value-type="float" office:value="9.53379953379953">
            <text:p>9.53</text:p>
          </table:table-cell>
          <table:table-cell table:number-columns-repeated="2"/>
          <table:table-cell table:formula="oooc:=ABS([.C57]-[.B57])" office:value-type="float" office:value="4.09">
            <text:p>4.09</text:p>
          </table:table-cell>
          <table:table-cell table:number-columns-repeated="3"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5.23">
            <text:p>45.23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8]-[.B58])*100/[.B58])" office:value-type="float" office:value="4.97899159663867">
            <text:p>4.98</text:p>
          </table:table-cell>
          <table:table-cell table:number-columns-repeated="2"/>
          <table:table-cell table:formula="oooc:=ABS([.C58]-[.B58])" office:value-type="float" office:value="2.37">
            <text:p>2.3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7:.H58])" office:value-type="float" office:value="5.51961254120314">
            <text:p>5.52</text:p>
          </table:table-cell>
          <table:table-cell/>
          <table:table-cell office:value-type="string">
            <text:p>average</text:p>
          </table:table-cell>
          <table:table-cell table:formula="oooc:=AVERAGE([.K7:.K58])" office:value-type="float" office:value="2.38519230769231">
            <text:p>2.3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6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4:42:23</meta:creation-date>
    <dc:creator>Computational Neurobiology</dc:creator>
    <dc:date>2009-10-30T16:10:27</dc:date>
    <meta:editing-cycles>20</meta:editing-cycles>
    <meta:editing-duration>PT3H36M29S</meta:editing-duration>
    <meta:user-defined meta:name="Info 1"/>
    <meta:user-defined meta:name="Info 2"/>
    <meta:user-defined meta:name="Info 3"/>
    <meta:user-defined meta:name="Info 4"/>
    <meta:document-statistic meta:table-count="3" meta:cell-count="14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3cm" svg:height="8.842cm" chart:class="chart:scatter" chart:style-name="ch1">
        <chart:title svg:x="2.874cm" svg:y="0.176cm" chart:style-name="ch2">
          <text:p>DNA sequences with single mismatch</text:p>
        </chart:title>
        <chart:legend chart:legend-position="end" svg:x="10.068cm" svg:y="3.447cm" chart:style-name="ch3"/>
        <chart:plot-area chart:style-name="ch4" table:cell-range-address="'Melting 5'.B6:'Melting 5'.D58 'Melting 5'.C5:'Melting 5'.D58 'Melting 5'.B5:'Melting 5'.B5" chart:data-source-has-labels="row" svg:x="0.324cm" svg:y="0.932cm" svg:width="9.477cm" svg:height="7.577cm">
          <chart:axis chart:dimension="x" chart:name="primary-x" chart:style-name="ch5">
            <chart:title svg:x="4.178cm" svg:y="8.065cm" chart:style-name="ch6">
              <text:p>experimental Tm</text:p>
            </chart:title>
          </chart:axis>
          <chart:axis chart:dimension="y" chart:name="primary-y" chart:style-name="ch5">
            <chart:title svg:x="0.265cm" svg:y="5.388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58" chart:label-cell-address="'Melting 5'.C5:'Melting 5'.C5" chart:class="chart:scatter">
            <chart:domain table:cell-range-address="'Melting 5'.B6:'Melting 5'.B58"/>
            <chart:data-point chart:repeated="53"/>
          </chart:series>
          <chart:series chart:style-name="ch10" chart:values-cell-range-address="'Melting 5'.D6:'Melting 5'.D58" chart:label-cell-address="'Melting 5'.D5:'Melting 5'.D5" chart:class="chart:scatter">
            <chart:regression-curve chart:style-name="ch11"/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sanpey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4.37">
                <text:p>24.3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1.05">
                <text:p>51.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4.94">
                <text:p>44.9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14.02">
                <text:p>14.0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23">
                <text:p>47.2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54">
                <text:p>46.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29">
                <text:p>52.29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4.79">
                <text:p>44.7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9.73">
                <text:p>49.7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4.24">
                <text:p>44.2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1.97">
                <text:p>51.9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9.28">
                <text:p>49.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4.88">
                <text:p>14.8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8.69">
                <text:p>28.6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.18">
                <text:p>48.1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3.76">
                <text:p>43.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1.71">
                <text:p>51.71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3.39">
                <text:p>43.3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1.98">
                <text:p>51.9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47">
                <text:p>46.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66">
                <text:p>61.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31">
                <text:p>51.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37">
                <text:p>42.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2.44">
                <text:p>52.4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1.17">
                <text:p>31.1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37">
                <text:p>42.3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51">
                <text:p>53.5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29">
                <text:p>63.2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1.57">
                <text:p>21.57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3.97">
                <text:p>53.9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2.62">
                <text:p>22.6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94">
                <text:p>29.94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68">
                <text:p>49.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6.07">
                <text:p>46.0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1.42">
                <text:p>21.4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4.94">
                <text:p>44.9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50.07">
                <text:p>50.0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23">
                <text:p>47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5.15">
                <text:p>45.1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1.77">
                <text:p>51.7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3.7">
                <text:p>23.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0.13">
                <text:p>50.1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1.48">
                <text:p>41.4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7.61">
                <text:p>47.61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4.06">
                <text:p>54.0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85">
                <text:p>51.8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75">
                <text:p>38.75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85">
                <text:p>51.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1">
                <text:p>52.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75">
                <text:p>38.75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5.19">
                <text:p>45.19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164cm" svg:height="8.841cm" chart:class="chart:scatter" chart:style-name="ch1">
        <chart:title svg:x="3.103cm" svg:y="0.176cm" chart:style-name="ch2">
          <text:p>RNA sequences with single mismatches</text:p>
        </chart:title>
        <chart:legend chart:legend-position="end" svg:x="10.477cm" svg:y="3.219cm" chart:style-name="ch3"/>
        <chart:plot-area chart:style-name="ch4" table:cell-range-address="'Melting 5'.B64:'Melting 5'.E96 'Melting 5'.C63:'Melting 5'.E96 'Melting 5'.B63:'Melting 5'.B63" chart:data-source-has-labels="row" svg:x="0.364cm" svg:y="0.934cm" svg:width="9.832cm" svg:height="7.576cm">
          <chart:axis chart:dimension="x" chart:name="primary-x" chart:style-name="ch5">
            <chart:title svg:x="4.393cm" svg:y="8.064cm" chart:style-name="ch6">
              <text:p>experimental Tm</text:p>
            </chart:title>
          </chart:axis>
          <chart:axis chart:dimension="y" chart:name="primary-y" chart:style-name="ch5">
            <chart:title svg:x="0.284cm" svg:y="5.38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4:'Melting 5'.C96" chart:label-cell-address="'Melting 5'.C63:'Melting 5'.C63" chart:class="chart:scatter">
            <chart:domain table:cell-range-address="'Melting 5'.B64:'Melting 5'.B96"/>
            <chart:data-point chart:repeated="33"/>
          </chart:series>
          <chart:series chart:style-name="ch10" chart:values-cell-range-address="'Melting 5'.D64:'Melting 5'.D96" chart:label-cell-address="'Melting 5'.D63:'Melting 5'.D63" chart:class="chart:scatter">
            <chart:data-point chart:repeated="33"/>
          </chart:series>
          <chart:series chart:style-name="ch11" chart:values-cell-range-address="'Melting 5'.E64:'Melting 5'.E96" chart:label-cell-address="'Melting 5'.E63:'Melting 5'.E63" chart:class="chart:scatter">
            <chart:regression-curve chart:style-name="ch12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9">
                <text:p>24.9</text:p>
              </table:table-cell>
              <table:table-cell office:value-type="float" office:value="23.95">
                <text:p>23.95</text:p>
              </table:table-cell>
              <table:table-cell office:value-type="float" office:value="24.87">
                <text:p>24.8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7">
                <text:p>48.7</text:p>
              </table:table-cell>
              <table:table-cell office:value-type="float" office:value="53.26">
                <text:p>53.26</text:p>
              </table:table-cell>
              <table:table-cell office:value-type="float" office:value="49.24">
                <text:p>49.2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9">
                <text:p>43.9</text:p>
              </table:table-cell>
              <table:table-cell office:value-type="float" office:value="43.82">
                <text:p>43.82</text:p>
              </table:table-cell>
              <table:table-cell office:value-type="float" office:value="39.67">
                <text:p>39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8">
                <text:p>35.8</text:p>
              </table:table-cell>
              <table:table-cell office:value-type="float" office:value="40.26">
                <text:p>40.26</text:p>
              </table:table-cell>
              <table:table-cell office:value-type="float" office:value="35.06">
                <text:p>35.0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">
                <text:p>51.2</text:p>
              </table:table-cell>
              <table:table-cell office:value-type="float" office:value="54.4">
                <text:p>54.4</text:p>
              </table:table-cell>
              <table:table-cell office:value-type="float" office:value="58.28">
                <text:p>58.2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">
                <text:p>43.7</text:p>
              </table:table-cell>
              <table:table-cell office:value-type="float" office:value="52.65">
                <text:p>52.65</text:p>
              </table:table-cell>
              <table:table-cell office:value-type="float" office:value="45.52">
                <text:p>45.5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8.56">
                <text:p>48.56</text:p>
              </table:table-cell>
              <table:table-cell office:value-type="float" office:value="48.93">
                <text:p>48.9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1">
                <text:p>55.1</text:p>
              </table:table-cell>
              <table:table-cell office:value-type="float" office:value="59.45">
                <text:p>59.45</text:p>
              </table:table-cell>
              <table:table-cell office:value-type="float" office:value="54.48">
                <text:p>54.4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8">
                <text:p>47.8</text:p>
              </table:table-cell>
              <table:table-cell office:value-type="float" office:value="36.37">
                <text:p>36.37</text:p>
              </table:table-cell>
              <table:table-cell office:value-type="float" office:value="37.48">
                <text:p>37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">
                <text:p>47.8</text:p>
              </table:table-cell>
              <table:table-cell office:value-type="float" office:value="45.52">
                <text:p>45.52</text:p>
              </table:table-cell>
              <table:table-cell office:value-type="float" office:value="41.54">
                <text:p>41.5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1">
                <text:p>47.1</text:p>
              </table:table-cell>
              <table:table-cell office:value-type="float" office:value="43.98">
                <text:p>43.98</text:p>
              </table:table-cell>
              <table:table-cell office:value-type="float" office:value="39.74">
                <text:p>39.7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5">
                <text:p>38.5</text:p>
              </table:table-cell>
              <table:table-cell office:value-type="float" office:value="37.57">
                <text:p>37.57</text:p>
              </table:table-cell>
              <table:table-cell office:value-type="float" office:value="40.62">
                <text:p>40.6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1">
                <text:p>60.1</text:p>
              </table:table-cell>
              <table:table-cell office:value-type="float" office:value="51.95">
                <text:p>51.95</text:p>
              </table:table-cell>
              <table:table-cell office:value-type="float" office:value="48.16">
                <text:p>48.16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1">
                <text:p>47.1</text:p>
              </table:table-cell>
              <table:table-cell office:value-type="float" office:value="46.33">
                <text:p>46.33</text:p>
              </table:table-cell>
              <table:table-cell office:value-type="float" office:value="48.2">
                <text:p>48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8">
                <text:p>35.8</text:p>
              </table:table-cell>
              <table:table-cell office:value-type="float" office:value="40.13">
                <text:p>40.13</text:p>
              </table:table-cell>
              <table:table-cell office:value-type="float" office:value="34.94">
                <text:p>34.9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2">
                <text:p>46.2</text:p>
              </table:table-cell>
              <table:table-cell office:value-type="float" office:value="44.77">
                <text:p>44.77</text:p>
              </table:table-cell>
              <table:table-cell office:value-type="float" office:value="40.66">
                <text:p>40.6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4">
                <text:p>52.4</text:p>
              </table:table-cell>
              <table:table-cell office:value-type="float" office:value="44.77">
                <text:p>44.77</text:p>
              </table:table-cell>
              <table:table-cell office:value-type="float" office:value="40.66">
                <text:p>40.6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27.14">
                <text:p>27.14</text:p>
              </table:table-cell>
              <table:table-cell office:value-type="float" office:value="23.27">
                <text:p>23.2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5">
                <text:p>52.5</text:p>
              </table:table-cell>
              <table:table-cell office:value-type="float" office:value="48.51">
                <text:p>48.51</text:p>
              </table:table-cell>
              <table:table-cell office:value-type="float" office:value="47.56">
                <text:p>47.5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9">
                <text:p>46.9</text:p>
              </table:table-cell>
              <table:table-cell office:value-type="float" office:value="46.84">
                <text:p>46.84</text:p>
              </table:table-cell>
              <table:table-cell office:value-type="float" office:value="44.83">
                <text:p>44.83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9">
                <text:p>57.9</text:p>
              </table:table-cell>
              <table:table-cell office:value-type="float" office:value="60.3">
                <text:p>60.3</text:p>
              </table:table-cell>
              <table:table-cell office:value-type="float" office:value="54.95">
                <text:p>54.9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1">
                <text:p>40.1</text:p>
              </table:table-cell>
              <table:table-cell office:value-type="float" office:value="39.14">
                <text:p>39.14</text:p>
              </table:table-cell>
              <table:table-cell office:value-type="float" office:value="40.62">
                <text:p>40.6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">
                <text:p>54.1</text:p>
              </table:table-cell>
              <table:table-cell office:value-type="float" office:value="56.76">
                <text:p>56.76</text:p>
              </table:table-cell>
              <table:table-cell office:value-type="float" office:value="51.12">
                <text:p>51.12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3">
                <text:p>56.3</text:p>
              </table:table-cell>
              <table:table-cell office:value-type="float" office:value="59.45">
                <text:p>59.45</text:p>
              </table:table-cell>
              <table:table-cell office:value-type="float" office:value="54.48">
                <text:p>54.4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">
                <text:p>47.4</text:p>
              </table:table-cell>
              <table:table-cell office:value-type="float" office:value="46.84">
                <text:p>46.84</text:p>
              </table:table-cell>
              <table:table-cell office:value-type="float" office:value="44.83">
                <text:p>44.8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24.69">
                <text:p>24.69</text:p>
              </table:table-cell>
              <table:table-cell office:value-type="float" office:value="24.44">
                <text:p>24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3">
                <text:p>35.3</text:p>
              </table:table-cell>
              <table:table-cell office:value-type="float" office:value="39.63">
                <text:p>39.63</text:p>
              </table:table-cell>
              <table:table-cell office:value-type="float" office:value="34.94">
                <text:p>34.9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51.13">
                <text:p>51.13</text:p>
              </table:table-cell>
              <table:table-cell office:value-type="float" office:value="46.87">
                <text:p>46.8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">
                <text:p>34.3</text:p>
              </table:table-cell>
              <table:table-cell office:value-type="float" office:value="34.33">
                <text:p>34.33</text:p>
              </table:table-cell>
              <table:table-cell office:value-type="float" office:value="32.02">
                <text:p>32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1">
                <text:p>47.1</text:p>
              </table:table-cell>
              <table:table-cell office:value-type="float" office:value="48.59">
                <text:p>48.59</text:p>
              </table:table-cell>
              <table:table-cell office:value-type="float" office:value="48.31">
                <text:p>48.3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7">
                <text:p>30.7</text:p>
              </table:table-cell>
              <table:table-cell office:value-type="float" office:value="29.13">
                <text:p>29.13</text:p>
              </table:table-cell>
              <table:table-cell office:value-type="float" office:value="24.44">
                <text:p>24.4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.11">
                <text:p>29.11</text:p>
              </table:table-cell>
              <table:table-cell office:value-type="float" office:value="24.44">
                <text:p>24.4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6.038cm" svg:height="8.341cm" chart:class="chart:scatter" chart:style-name="ch1">
        <chart:title svg:x="4.039cm" svg:y="0.166cm" chart:style-name="ch2">
          <text:p>RNA sequences with single mismatches</text:p>
        </chart:title>
        <chart:subtitle svg:x="6.206cm" svg:y="0.919cm" chart:style-name="ch3">
          <text:p>GU closing base pair</text:p>
        </chart:subtitle>
        <chart:legend chart:legend-position="end" svg:x="12.317cm" svg:y="2.74cm" chart:style-name="ch4"/>
        <chart:plot-area chart:style-name="ch5" table:cell-range-address="'Melting 5'.B102:'Melting 5'.F115 'Melting 5'.C101:'Melting 5'.F115 'Melting 5'.B101:'Melting 5'.B101" chart:data-source-has-labels="row" svg:x="0.439cm" svg:y="1.611cm" svg:width="11.556cm" svg:height="6.431cm">
          <chart:axis chart:dimension="x" chart:name="primary-x" chart:style-name="ch6">
            <chart:title svg:x="5.33cm" svg:y="7.584cm" chart:style-name="ch7">
              <text:p>experimental Tm</text:p>
            </chart:title>
          </chart:axis>
          <chart:axis chart:dimension="y" chart:name="primary-y" chart:style-name="ch6">
            <chart:title svg:x="0.321cm" svg:y="5.49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102:'Melting 5'.C115" chart:label-cell-address="'Melting 5'.C101:'Melting 5'.C101" chart:class="chart:scatter">
            <chart:domain table:cell-range-address="'Melting 5'.B102:'Melting 5'.B115"/>
            <chart:data-point chart:repeated="14"/>
          </chart:series>
          <chart:series chart:style-name="ch11" chart:values-cell-range-address="'Melting 5'.D102:'Melting 5'.D115" chart:label-cell-address="'Melting 5'.D101:'Melting 5'.D101" chart:class="chart:scatter">
            <chart:data-point chart:repeated="14"/>
          </chart:series>
          <chart:series chart:style-name="ch12" chart:values-cell-range-address="'Melting 5'.E102:'Melting 5'.E115" chart:label-cell-address="'Melting 5'.E101:'Melting 5'.E101" chart:class="chart:scatter">
            <chart:data-point chart:repeated="14"/>
          </chart:series>
          <chart:series chart:style-name="ch13" chart:values-cell-range-address="'Melting 5'.F102:'Melting 5'.F115" chart:label-cell-address="'Melting 5'.F101:'Melting 5'.F101" chart:class="chart:scatter">
            <chart:regression-curve chart:style-name="ch14"/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zno08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">
                <text:p>35.8</text:p>
              </table:table-cell>
              <table:table-cell office:value-type="float" office:value="40.13">
                <text:p>40.13</text:p>
              </table:table-cell>
              <table:table-cell office:value-type="float" office:value="41.25">
                <text:p>41.25</text:p>
              </table:table-cell>
              <table:table-cell office:value-type="float" office:value="34.94">
                <text:p>34.9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4">
                <text:p>47.4</text:p>
              </table:table-cell>
              <table:table-cell office:value-type="float" office:value="53.26">
                <text:p>53.26</text:p>
              </table:table-cell>
              <table:table-cell office:value-type="float" office:value="49.61">
                <text:p>49.61</text:p>
              </table:table-cell>
              <table:table-cell office:value-type="float" office:value="49.24">
                <text:p>49.24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">
                <text:p>34.3</text:p>
              </table:table-cell>
              <table:table-cell office:value-type="float" office:value="48.38">
                <text:p>48.38</text:p>
              </table:table-cell>
              <table:table-cell office:value-type="float" office:value="48.38">
                <text:p>48.38</text:p>
              </table:table-cell>
              <table:table-cell office:value-type="float" office:value="38.26">
                <text:p>38.2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7.74">
                <text:p>37.74</text:p>
              </table:table-cell>
              <table:table-cell office:value-type="float" office:value="48.23">
                <text:p>48.23</text:p>
              </table:table-cell>
              <table:table-cell office:value-type="float" office:value="34.94">
                <text:p>34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7">
                <text:p>43.7</text:p>
              </table:table-cell>
              <table:table-cell office:value-type="float" office:value="52.65">
                <text:p>52.65</text:p>
              </table:table-cell>
              <table:table-cell office:value-type="float" office:value="39.93">
                <text:p>39.93</text:p>
              </table:table-cell>
              <table:table-cell office:value-type="float" office:value="45.52">
                <text:p>45.5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36.37">
                <text:p>36.37</text:p>
              </table:table-cell>
              <table:table-cell office:value-type="float" office:value="23.42">
                <text:p>23.42</text:p>
              </table:table-cell>
              <table:table-cell office:value-type="float" office:value="37.48">
                <text:p>37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4">
                <text:p>44.4</text:p>
              </table:table-cell>
              <table:table-cell office:value-type="float" office:value="51.13">
                <text:p>51.13</text:p>
              </table:table-cell>
              <table:table-cell office:value-type="float" office:value="52.45">
                <text:p>52.45</text:p>
              </table:table-cell>
              <table:table-cell office:value-type="float" office:value="46.87">
                <text:p>46.8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51.95">
                <text:p>51.95</text:p>
              </table:table-cell>
              <table:table-cell office:value-type="float" office:value="52.67">
                <text:p>52.67</text:p>
              </table:table-cell>
              <table:table-cell office:value-type="float" office:value="48.16">
                <text:p>48.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">
                <text:p>35.6</text:p>
              </table:table-cell>
              <table:table-cell office:value-type="float" office:value="40.26">
                <text:p>40.26</text:p>
              </table:table-cell>
              <table:table-cell office:value-type="float" office:value="42.03">
                <text:p>42.03</text:p>
              </table:table-cell>
              <table:table-cell office:value-type="float" office:value="35.06">
                <text:p>35.06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">
                <text:p>34.7</text:p>
              </table:table-cell>
              <table:table-cell office:value-type="float" office:value="39.63">
                <text:p>39.63</text:p>
              </table:table-cell>
              <table:table-cell office:value-type="float" office:value="33.99">
                <text:p>33.99</text:p>
              </table:table-cell>
              <table:table-cell office:value-type="float" office:value="34.94">
                <text:p>34.9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">
                <text:p>34.9</text:p>
              </table:table-cell>
              <table:table-cell office:value-type="float" office:value="39.63">
                <text:p>39.63</text:p>
              </table:table-cell>
              <table:table-cell office:value-type="float" office:value="33.99">
                <text:p>33.99</text:p>
              </table:table-cell>
              <table:table-cell office:value-type="float" office:value="34.94">
                <text:p>34.9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3">
                <text:p>57.3</text:p>
              </table:table-cell>
              <table:table-cell office:value-type="float" office:value="53.69">
                <text:p>53.69</text:p>
              </table:table-cell>
              <table:table-cell office:value-type="float" office:value="52.97">
                <text:p>52.97</text:p>
              </table:table-cell>
              <table:table-cell office:value-type="float" office:value="48.31">
                <text:p>48.31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9">
                <text:p>29.9</text:p>
              </table:table-cell>
              <table:table-cell office:value-type="float" office:value="39.17">
                <text:p>39.17</text:p>
              </table:table-cell>
              <table:table-cell office:value-type="float" office:value="39.17">
                <text:p>39.17</text:p>
              </table:table-cell>
              <table:table-cell office:value-type="float" office:value="32.96">
                <text:p>32.96</text:p>
              </table:table-cell>
              <table:table-cell office:value-type="float" office:value="29.9">
                <text:p>2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93cm" svg:height="9.98cm" chart:class="chart:scatter" chart:style-name="ch1">
        <chart:title svg:x="4.503cm" svg:y="0.199cm" chart:style-name="ch2">
          <text:p>DNA single mismatch</text:p>
        </chart:title>
        <chart:legend chart:legend-position="end" svg:x="10.129cm" svg:y="4.015cm" chart:style-name="ch3"/>
        <chart:plot-area chart:style-name="ch4" table:cell-range-address="'MELTING 4_2'.B6:'MELTING 4_2'.D58 'MELTING 4_2'.C5:'MELTING 4_2'.D58 'MELTING 4_2'.B5:'MELTING 4_2'.B5" chart:data-source-has-labels="row" svg:x="0.265cm" svg:y="0.199cm" svg:width="9.598cm" svg:height="9.38cm">
          <chart:axis chart:dimension="x" chart:name="primary-x" chart:style-name="ch5">
            <chart:title svg:x="4.172cm" svg:y="9.153cm" chart:style-name="ch6">
              <text:p>experimental Tm</text:p>
            </chart:title>
          </chart:axis>
          <chart:axis chart:dimension="y" chart:name="primary-y" chart:style-name="ch5">
            <chart:title svg:x="0.201cm" svg:y="5.55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6:'MELTING 4_2'.C58" chart:label-cell-address="'MELTING 4_2'.C5:'MELTING 4_2'.C5" chart:class="chart:scatter">
            <chart:domain table:cell-range-address="'MELTING 4_2'.B6:'MELTING 4_2'.B58"/>
            <chart:data-point chart:repeated="53"/>
          </chart:series>
          <chart:series chart:style-name="ch10" chart:values-cell-range-address="'MELTING 4_2'.D6:'MELTING 4_2'.D58" chart:label-cell-address="'MELTING 4_2'.D5:'MELTING 4_2'.D5" chart:class="chart:scatter">
            <chart:regression-curve chart:style-name="ch11"/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mm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4.42">
                <text:p>24.4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1.1">
                <text:p>51.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4.99">
                <text:p>44.9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14.08">
                <text:p>14.0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28">
                <text:p>47.2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59">
                <text:p>46.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34">
                <text:p>52.3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4.83">
                <text:p>44.8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9.77">
                <text:p>49.7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4.29">
                <text:p>44.2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2">
                <text:p>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9.33">
                <text:p>49.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4.94">
                <text:p>14.9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8.75">
                <text:p>28.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.24">
                <text:p>48.2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3.81">
                <text:p>43.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1.75">
                <text:p>51.7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3.44">
                <text:p>43.4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2.03">
                <text:p>52.03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53">
                <text:p>46.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7">
                <text:p>61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36">
                <text:p>51.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42">
                <text:p>42.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2.49">
                <text:p>52.4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1.23">
                <text:p>31.2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42">
                <text:p>42.4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54">
                <text:p>53.5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34">
                <text:p>63.3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1.63">
                <text:p>21.6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4.03">
                <text:p>54.0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2.67">
                <text:p>22.6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99">
                <text:p>29.9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74">
                <text:p>49.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6.13">
                <text:p>46.1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1.47">
                <text:p>21.4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4.99">
                <text:p>44.9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50.12">
                <text:p>50.1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28">
                <text:p>47.2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5.19">
                <text:p>45.1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1.8">
                <text:p>51.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3.75">
                <text:p>23.7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0.17">
                <text:p>50.1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1.52">
                <text:p>41.52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7.65">
                <text:p>47.6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4.1">
                <text:p>54.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91">
                <text:p>51.9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6.25">
                <text:p>26.2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81">
                <text:p>38.8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91">
                <text:p>51.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5">
                <text:p>52.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81">
                <text:p>38.81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5.23">
                <text:p>45.23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191cm" svg:height="9.132cm" chart:class="chart:scatter" chart:style-name="ch1">
        <chart:title svg:x="3.452cm" svg:y="0.182cm" chart:style-name="ch2">
          <text:p>DNA single mismatch</text:p>
        </chart:title>
        <chart:legend chart:legend-position="end" svg:x="8.335cm" svg:y="3.393cm" chart:style-name="ch3"/>
        <chart:plot-area chart:style-name="ch4" table:cell-range-address="'MELTING 4_3'.B6:'MELTING 4_3'.D58 'MELTING 4_3'.C5:'MELTING 4_3'.D58 'MELTING 4_3'.B5:'MELTING 4_3'.B5" chart:data-source-has-labels="row" svg:x="0.222cm" svg:y="0.181cm" svg:width="7.888cm" svg:height="8.585cm">
          <chart:axis chart:dimension="x" chart:name="primary-x" chart:style-name="ch5">
            <chart:title svg:x="3.274cm" svg:y="8.323cm" chart:style-name="ch6">
              <text:p>experimental Tm</text:p>
            </chart:title>
          </chart:axis>
          <chart:axis chart:dimension="y" chart:name="primary-y" chart:style-name="ch5">
            <chart:title svg:x="0.2cm" svg:y="5.14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58" chart:label-cell-address="'MELTING 4_3'.C5:'MELTING 4_3'.C5" chart:class="chart:scatter">
            <chart:domain table:cell-range-address="'MELTING 4_3'.B6:'MELTING 4_3'.B58"/>
            <chart:data-point chart:repeated="53"/>
          </chart:series>
          <chart:series chart:style-name="ch10" chart:values-cell-range-address="'MELTING 4_3'.D6:'MELTING 4_3'.D58" chart:label-cell-address="'MELTING 4_3'.D5:'MELTING 4_3'.D5" chart:class="chart:scatter">
            <chart:regression-curve chart:style-name="ch11"/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mm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4.42">
                <text:p>24.4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1.1">
                <text:p>51.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4.99">
                <text:p>44.9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14.08">
                <text:p>14.0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28">
                <text:p>47.2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59">
                <text:p>46.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34">
                <text:p>52.3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4.83">
                <text:p>44.8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9.77">
                <text:p>49.7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4.29">
                <text:p>44.2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2">
                <text:p>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9.33">
                <text:p>49.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4.94">
                <text:p>14.9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8.75">
                <text:p>28.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.24">
                <text:p>48.2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3.81">
                <text:p>43.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1.75">
                <text:p>51.7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3.44">
                <text:p>43.4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2.03">
                <text:p>52.03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53">
                <text:p>46.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7">
                <text:p>61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36">
                <text:p>51.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42">
                <text:p>42.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2.49">
                <text:p>52.4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1.23">
                <text:p>31.2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42">
                <text:p>42.4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54">
                <text:p>53.5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34">
                <text:p>63.3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1.63">
                <text:p>21.6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4.03">
                <text:p>54.0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2.67">
                <text:p>22.6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99">
                <text:p>29.9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74">
                <text:p>49.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6.13">
                <text:p>46.1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1.47">
                <text:p>21.4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4.99">
                <text:p>44.9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50.12">
                <text:p>50.1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28">
                <text:p>47.2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5.19">
                <text:p>45.1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1.8">
                <text:p>51.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3.75">
                <text:p>23.7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0.17">
                <text:p>50.1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1.52">
                <text:p>41.52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7.65">
                <text:p>47.6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4.1">
                <text:p>54.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91">
                <text:p>51.9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6.25">
                <text:p>26.2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81">
                <text:p>38.8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91">
                <text:p>51.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5">
                <text:p>52.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81">
                <text:p>38.81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5.23">
                <text:p>45.23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